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/>
    </style:style>
    <style:style style:name="ce4" style:family="table-cell" style:parent-style-name="Default" style:data-style-name="N0">
      <style:table-cell-properties fo:border="thin solid #000000" style:vertical-align="middle" fo:background-color="#FFFF00"/>
    </style:style>
    <style:style style:name="ce5" style:family="table-cell" style:parent-style-name="Default" style:data-style-name="N0">
      <style:table-cell-properties fo:border="thin solid #000000" style:vertical-align="middle"/>
    </style:style>
    <style:style style:name="ce6" style:family="table-cell" style:parent-style-name="Default" style:data-style-name="N0">
      <style:table-cell-properties fo:border="thin solid #000000" style:vertical-align="middle" fo:background-color="transparent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10" style:family="table-cell" style:parent-style-name="Default" style:data-style-name="N0">
      <style:table-cell-properties fo:border="thin solid #000000" style:vertical-align="middle" fo:wrap-option="wrap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middle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FF00"/>
    </style:style>
    <style:style style:name="ce18" style:family="table-cell" style:parent-style-name="Default" style:data-style-name="N0">
      <style:table-cell-properties fo:border="thin solid #999999"/>
    </style:style>
    <style:style style:name="ce19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20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21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22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23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24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25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26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27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28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30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62983333333333cm"/>
    </style:style>
    <style:style style:name="co3" style:family="table-column">
      <style:table-column-properties fo:break-before="auto" style:column-width="3.53483333333333cm" style:use-optimal-column-width="true"/>
    </style:style>
    <style:style style:name="co4" style:family="table-column">
      <style:table-column-properties fo:break-before="auto" style:column-width="3.78883333333333cm" style:use-optimal-column-width="true"/>
    </style:style>
    <style:style style:name="co5" style:family="table-column">
      <style:table-column-properties fo:break-before="auto" style:column-width="13.208cm" style:use-optimal-column-width="true"/>
    </style:style>
    <style:style style:name="co6" style:family="table-column">
      <style:table-column-properties fo:break-before="auto" style:column-width="3.3655cm" style:use-optimal-column-width="true"/>
    </style:style>
    <style:style style:name="co7" style:family="table-column">
      <style:table-column-properties fo:break-before="auto" style:column-width="1.50283333333333cm"/>
    </style:style>
    <style:style style:name="co8" style:family="table-column">
      <style:table-column-properties fo:break-before="auto" style:column-width="3.15383333333333cm"/>
    </style:style>
    <style:style style:name="co9" style:family="table-column">
      <style:table-column-properties fo:break-before="auto" style:column-width="0.931333333333333cm"/>
    </style:style>
    <style:style style:name="co10" style:family="table-column">
      <style:table-column-properties fo:break-before="auto" style:column-width="1.73566666666667cm"/>
    </style:style>
    <style:style style:name="co11" style:family="table-column">
      <style:table-column-properties fo:break-before="auto" style:column-width="2.45533333333333cm" style:use-optimal-column-width="true"/>
    </style:style>
    <style:style style:name="co12" style:family="table-column">
      <style:table-column-properties fo:break-before="auto" style:column-width="1.18533333333333cm"/>
    </style:style>
    <style:style style:name="co13" style:family="table-column">
      <style:table-column-properties fo:break-before="auto" style:column-width="1.7145cm"/>
    </style:style>
    <style:style style:name="co14" style:family="table-column">
      <style:table-column-properties fo:break-before="auto" style:column-width="1.27cm"/>
    </style:style>
    <style:style style:name="co15" style:family="table-column">
      <style:table-column-properties fo:break-before="auto" style:column-width="1.79916666666667cm"/>
    </style:style>
    <style:style style:name="co16" style:family="table-column">
      <style:table-column-properties fo:break-before="auto" style:column-width="1.24883333333333cm"/>
    </style:style>
    <style:style style:name="co17" style:family="table-column">
      <style:table-column-properties fo:break-before="auto" style:column-width="1.778cm"/>
    </style:style>
    <style:style style:name="co18" style:family="table-column">
      <style:table-column-properties fo:break-before="auto" style:column-width="1.2065cm"/>
    </style:style>
    <style:style style:name="co19" style:family="table-column">
      <style:table-column-properties fo:break-before="auto" style:column-width="2.24366666666667cm"/>
    </style:style>
    <style:style style:name="co20" style:family="table-column">
      <style:table-column-properties fo:break-before="auto" style:column-width="1.48166666666667cm"/>
    </style:style>
    <style:style style:name="co21" style:family="table-column">
      <style:table-column-properties fo:break-before="auto" style:column-width="0.529166666666667cm"/>
    </style:style>
    <style:style style:name="co22" style:family="table-column">
      <style:table-column-properties fo:break-before="auto" style:column-width="2.01083333333333cm" style:use-optimal-column-width="true"/>
    </style:style>
    <style:style style:name="co23" style:family="table-column">
      <style:table-column-properties fo:break-before="auto" style:column-width="1.41816666666667cm"/>
    </style:style>
    <style:style style:name="co24" style:family="table-column">
      <style:table-column-properties fo:break-before="auto" style:column-width="1.94733333333333cm" style:use-optimal-column-width="true"/>
    </style:style>
    <style:style style:name="co25" style:family="table-column">
      <style:table-column-properties fo:break-before="auto" style:column-width="1.03716666666667cm"/>
    </style:style>
    <style:style style:name="co26" style:family="table-column">
      <style:table-column-properties fo:break-before="auto" style:column-width="1.92616666666667cm"/>
    </style:style>
    <style:style style:name="co27" style:family="table-column">
      <style:table-column-properties fo:break-before="auto" style:column-width="2.56116666666667cm" style:use-optimal-column-width="true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34.8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14">
      <style:graphic-properties/>
    </style:style>
    <style:style style:family="graphic" style:name="a2">
      <style:graphic-properties/>
    </style:style>
    <style:style style:family="graphic" style:name="a15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5">
            <text:p>Ticket</text:p>
          </table:table-cell>
          <table:table-cell office:value-type="string" table:style-name="ce5">
            <text:p>제목</text:p>
          </table:table-cell>
          <table:table-cell office:value-type="string" table:style-name="ce6">
            <text:p>유형</text:p>
          </table:table-cell>
          <table:table-cell office:value-type="string" table:style-name="ce7">
            <text:p>주간</text:p>
          </table:table-cell>
          <table:table-cell office:value-type="string" table:style-name="ce7">
            <text:p>월간</text:p>
          </table:table-cell>
          <table:table-cell office:value-type="string" table:style-name="ce7">
            <text:p>연간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25</text:p>
          </table:table-cell>
          <table:table-cell office:value-type="string" table:style-name="ce5">
            <text:p>GIS LB 인입 제어(맵 업로드)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736</text:p>
          </table:table-cell>
          <table:table-cell office:value-type="string" table:style-name="ce5">
            <text:p>[중국 디지털키 2] 신규 LB 생성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29</text:p>
          </table:table-cell>
          <table:table-cell office:value-type="string" table:style-name="ce5">
            <text:p>TAS 플랫폼 Router VM 리소스 증설 요청</text:p>
          </table:table-cell>
          <table:table-cell office:value-type="string" table:style-name="ce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37</text:p>
          </table:table-cell>
          <table:table-cell office:value-type="string" table:style-name="ce5">
            <text:p>TAS 플랫폼 isolation VM 리소스 증설 요청</text:p>
          </table:table-cell>
          <table:table-cell office:value-type="string" table:style-name="ce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25</text:p>
          </table:table-cell>
          <table:table-cell office:value-type="string" table:style-name="ce5">
            <text:p>GIS LB 긴급 지원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098</text:p>
          </table:table-cell>
          <table:table-cell office:value-type="string" table:style-name="ce5">
            <text:p>[API G/W]SSL 인증서 교체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11</text:p>
          </table:table-cell>
          <table:table-cell office:value-type="string" table:style-name="ce5">
            <text:p>[API G/W] DB 메모리 증설 요청(스케일 업)</text:p>
          </table:table-cell>
          <table:table-cell office:value-type="string" table:style-name="ce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736</text:p>
          </table:table-cell>
          <table:table-cell office:value-type="string" table:style-name="ce5">
            <text:p>[중국 디지털키 2] 신규 LB 생성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139</text:p>
          </table:table-cell>
          <table:table-cell office:value-type="string" table:style-name="ce5">
            <text:p>URI 리디렉션 제거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073</text:p>
          </table:table-cell>
          <table:table-cell office:value-type="string" table:style-name="ce5">
            <text:p>MongoDB VM 리소스 증설 요청</text:p>
          </table:table-cell>
          <table:table-cell office:value-type="string" table:style-name="ce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44</text:p>
          </table:table-cell>
          <table:table-cell office:value-type="string" table:style-name="ce5">
            <text:p>[국내 MCP] DB 서버 스펙 변경 요청(스케일 업,다운)</text:p>
          </table:table-cell>
          <table:table-cell office:value-type="string" table:style-name="ce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098</text:p>
          </table:table-cell>
          <table:table-cell office:value-type="string" table:style-name="ce5">
            <text:p>[API G/W]SSL 인증서 교체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88</text:p>
          </table:table-cell>
          <table:table-cell office:value-type="string" table:style-name="ce5">
            <text:p>NetApp GIS 볼륨 Qos 설정 변경</text:p>
          </table:table-cell>
          <table:table-cell office:value-type="string" table:style-name="ce6">
            <text:p>스토리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775</text:p>
          </table:table-cell>
          <table:table-cell office:value-type="string" table:style-name="ce5">
            <text:p>중국 VM 4대 삭제 요청</text:p>
          </table:table-cell>
          <table:table-cell office:value-type="string" table:style-name="ce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12</text:p>
          </table:table-cell>
          <table:table-cell office:value-type="string" table:style-name="ce5">
            <text:p>[ccSP API G/W] SSL 인증서 교체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156</text:p>
          </table:table-cell>
          <table:table-cell office:value-type="string" table:style-name="ce5">
            <text:p>Tibero 라이선스 교체 요청</text:p>
          </table:table-cell>
          <table:table-cell office:value-type="string" table:style-name="ce6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11</text:p>
          </table:table-cell>
          <table:table-cell office:value-type="string" table:style-name="ce5">
            <text:p>운영계 LB Port 추가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11</text:p>
          </table:table-cell>
          <table:table-cell office:value-type="string" table:style-name="ce5">
            <text:p>검증계 LB Port 추가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700</text:p>
          </table:table-cell>
          <table:table-cell office:value-type="string" table:style-name="ce5">
            <text:p>CCSP 취약점으로 인한 인증서(TLS 1.0/1.1 -&gt; TLS1.2) 변경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37</text:p>
          </table:table-cell>
          <table:table-cell office:value-type="string" table:style-name="ce5">
            <text:p>[ccsP API G/W] LB 포트 변경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188</text:p>
          </table:table-cell>
          <table:table-cell office:value-type="string" table:style-name="ce5">
            <text:p>방화벽 OS 업그레이드</text:p>
          </table:table-cell>
          <table:table-cell office:value-type="string" table:style-name="ce6">
            <text:p>방화벽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RUCLOUD-571</text:p>
          </table:table-cell>
          <table:table-cell office:value-type="string" table:style-name="ce5">
            <text:p>VM 13대 회수 요청</text:p>
          </table:table-cell>
          <table:table-cell office:value-type="string" table:style-name="ce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07</text:p>
          </table:table-cell>
          <table:table-cell office:value-type="string" table:style-name="ce5">
            <text:p>MCP SBS VM 생성 요청</text:p>
          </table:table-cell>
          <table:table-cell office:value-type="string" table:style-name="ce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90</text:p>
          </table:table-cell>
          <table:table-cell office:value-type="string" table:style-name="ce5">
            <text:p>MCP SBS LB Member 추가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58</text:p>
          </table:table-cell>
          <table:table-cell office:value-type="string" table:style-name="ce5">
            <text:p>SBS LB SSL 인증서 적용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76</text:p>
          </table:table-cell>
          <table:table-cell office:value-type="string" table:style-name="ce5">
            <text:p>Dbsafer Manager 속도 개선 패치 작업</text:p>
          </table:table-cell>
          <table:table-cell office:value-type="string" table:style-name="ce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M-549</text:p>
          </table:table-cell>
          <table:table-cell office:value-type="string" table:style-name="ce5">
            <text:p>SBS VM 이관 관련 CGN NAT 설정 추가 작업</text:p>
          </table:table-cell>
          <table:table-cell office:value-type="string" table:style-name="ce6">
            <text:p>CGN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804</text:p>
          </table:table-cell>
          <table:table-cell office:value-type="string" table:style-name="ce5">
            <text:p>방화벽 OS 업그레이드</text:p>
          </table:table-cell>
          <table:table-cell office:value-type="string" table:style-name="ce6">
            <text:p>방화벽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RUCLOUD-603</text:p>
          </table:table-cell>
          <table:table-cell office:value-type="string" table:style-name="ce5">
            <text:p>방화벽 OS 업그레이드</text:p>
          </table:table-cell>
          <table:table-cell office:value-type="string" table:style-name="ce6">
            <text:p>방화벽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76</text:p>
          </table:table-cell>
          <table:table-cell office:value-type="string" table:style-name="ce5">
            <text:p>내부 SBS LB 생성<text:s/>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56</text:p>
          </table:table-cell>
          <table:table-cell office:value-type="string" table:style-name="ce5">
            <text:p>[vTwin] k8s 버전 업그레이드 신청</text:p>
          </table:table-cell>
          <table:table-cell office:value-type="string" table:style-name="ce6">
            <text:p>k8s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200</text:p>
          </table:table-cell>
          <table:table-cell office:value-type="string" table:style-name="ce5">
            <text:p>[vTwin] k8s 버전 업그레이드 신청</text:p>
          </table:table-cell>
          <table:table-cell office:value-type="string" table:style-name="ce6">
            <text:p>k8s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808</text:p>
          </table:table-cell>
          <table:table-cell office:value-type="string" table:style-name="ce5">
            <text:p>[vTwin] k8s 버전 업그레이드 신청</text:p>
          </table:table-cell>
          <table:table-cell office:value-type="string" table:style-name="ce6">
            <text:p>k8s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07</text:p>
          </table:table-cell>
          <table:table-cell office:value-type="string" table:style-name="ce5">
            <text:p>Base LB Aflex 추가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307</text:p>
          </table:table-cell>
          <table:table-cell office:value-type="string" table:style-name="ce5">
            <text:p>MCCS 정식 라이선스 갱신</text:p>
          </table:table-cell>
          <table:table-cell office:value-type="string" table:style-name="ce6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12</text:p>
          </table:table-cell>
          <table:table-cell office:value-type="string" table:style-name="ce5">
            <text:p>EU 전 VM ladvd 패키지 Disable(버그성 이슈)</text:p>
          </table:table-cell>
          <table:table-cell office:value-type="string" table:style-name="ce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0">
            <text:p>KRCLOUD-4294</text:p>
            <text:p>KRCLOUD-4341</text:p>
          </table:table-cell>
          <table:table-cell office:value-type="string" table:style-name="ce5">
            <text:p>DB VM max_connections 값 1000 -&gt; 2000으로 변경 요청</text:p>
          </table:table-cell>
          <table:table-cell office:value-type="string" table:style-name="ce6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87</text:p>
          </table:table-cell>
          <table:table-cell office:value-type="string" table:style-name="ce5">
            <text:p>LB Method 변경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33</text:p>
          </table:table-cell>
          <table:table-cell office:value-type="string" table:style-name="ce5">
            <text:p>LB Port 추가 및 인증서 적용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36</text:p>
          </table:table-cell>
          <table:table-cell office:value-type="string" table:style-name="ce5">
            <text:p>유럽 CCS 차량 IP Range 부족으로 신규 Network 추가</text:p>
          </table:table-cell>
          <table:table-cell office:value-type="string" table:style-name="ce6">
            <text:p>네트워크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82</text:p>
          </table:table-cell>
          <table:table-cell office:value-type="string" table:style-name="ce5">
            <text:p>[API G/W] LB SSL 인증서 적용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RUCLOUD-608</text:p>
          </table:table-cell>
          <table:table-cell office:value-type="string" table:style-name="ce5">
            <text:p>GIS LB 포트 추가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415</text:p>
          </table:table-cell>
          <table:table-cell office:value-type="string" table:style-name="ce5">
            <text:p>제네시스 / 기아 / 현대 디지털키2 신규 LB 생성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70</text:p>
          </table:table-cell>
          <table:table-cell office:value-type="string" table:style-name="ce5">
            <text:p>NMS 서버 자원 반환 요청 ( 메모리 사용률 높아 다운 불가하여 중단)</text:p>
          </table:table-cell>
          <table:table-cell office:value-type="string" table:style-name="ce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3409</text:p>
          </table:table-cell>
          <table:table-cell office:value-type="string" table:style-name="ce5">
            <text:p>LB 이관(A10 -&gt; F5) 및 A10 LB 및 멤버 VM 셧다운<text:s/>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231</text:p>
          </table:table-cell>
          <table:table-cell office:value-type="string" table:style-name="ce5">
            <text:p>Datahub VM 마이그레이션 및 스케일 다운 요청</text:p>
          </table:table-cell>
          <table:table-cell office:value-type="string" table:style-name="ce6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635</text:p>
          </table:table-cell>
          <table:table-cell office:value-type="string" table:style-name="ce5">
            <text:p>LB 포트 추가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917</text:p>
          </table:table-cell>
          <table:table-cell office:value-type="string" table:style-name="ce5">
            <text:p>MCP VM 공인 IP NAT 설정</text:p>
          </table:table-cell>
          <table:table-cell office:value-type="string" table:style-name="ce6">
            <text:p>네트워크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5"/>
          <table:table-cell office:value-type="string" table:style-name="ce5">
            <text:p>SVCHUB 1센터 &lt;-&gt; 2센터 LB 간 네트워크 구성을 위한 NAT 추가</text:p>
          </table:table-cell>
          <table:table-cell office:value-type="string" table:style-name="ce6">
            <text:p>네트워크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NACLOUD-1275</text:p>
          </table:table-cell>
          <table:table-cell office:value-type="string" table:style-name="ce5">
            <text:p>DKC SSL 인증서(TLS 1.0/1.1 -&gt; TLS1.2) 변경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거부</text:p>
          </table:table-cell>
          <table:table-cell office:value-type="string" table:style-name="ce5">
            <text:p>KRCLOUD-4518</text:p>
          </table:table-cell>
          <table:table-cell office:value-type="string" table:style-name="ce5">
            <text:p>Mongo DB VM 스케일 업 요청(CM 승인 X)</text:p>
          </table:table-cell>
          <table:table-cell office:value-type="string" table:style-name="ce6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982</text:p>
          </table:table-cell>
          <table:table-cell office:value-type="string" table:style-name="ce5">
            <text:p>BIOS 및 iDrac 버전이 낮아 업그레이드 진행</text:p>
          </table:table-cell>
          <table:table-cell office:value-type="string" table:style-name="ce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0">
            <text:p>KRCLOUD-4537</text:p>
          </table:table-cell>
          <table:table-cell office:value-type="string" table:style-name="ce5">
            <text:p>GIS DB 리소스 증설 요청</text:p>
          </table:table-cell>
          <table:table-cell office:value-type="string" table:style-name="ce6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573</text:p>
          </table:table-cell>
          <table:table-cell office:value-type="string" table:style-name="ce5">
            <text:p>FMS DB 스토리지 증설 요청</text:p>
          </table:table-cell>
          <table:table-cell office:value-type="string" table:style-name="ce6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560</text:p>
          </table:table-cell>
          <table:table-cell office:value-type="string" table:style-name="ce5">
            <text:p>OTA 신규 LB 생성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4">
            <text:p>EUCLOUD-2011</text:p>
          </table:table-cell>
          <table:table-cell office:value-type="string" table:style-name="ce14">
            <text:p>NodeSafer Module 패치</text:p>
          </table:table-cell>
          <table:table-cell office:value-type="string" table:style-name="ce15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거부</text:p>
          </table:table-cell>
          <table:table-cell office:value-type="string" table:style-name="ce8">
            <text:p>거부</text:p>
          </table:table-cell>
          <table:table-cell office:value-type="string" table:style-name="ce8">
            <text:p>KRCLOUD-4518</text:p>
          </table:table-cell>
          <table:table-cell office:value-type="string" table:style-name="ce8">
            <text:p>MongoDB VM 스케일 업 요청 ( CM 승인 X)</text:p>
          </table:table-cell>
          <table:table-cell office:value-type="string" table:style-name="ce8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1751</text:p>
          </table:table-cell>
          <table:table-cell office:value-type="string" table:style-name="ce8">
            <text:p>EU 방화벽 OS 업그레이드<text:s/></text:p>
          </table:table-cell>
          <table:table-cell office:value-type="string" table:style-name="ce8">
            <text:p>방화벽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1910</text:p>
          </table:table-cell>
          <table:table-cell office:value-type="string" table:style-name="ce8">
            <text:p>디지털키2 관리웹 LB 생성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605</text:p>
          </table:table-cell>
          <table:table-cell office:value-type="string" table:style-name="ce8">
            <text:p>LVM 증설 요청</text:p>
          </table:table-cell>
          <table:table-cell office:value-type="string" table:style-name="ce8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607</text:p>
          </table:table-cell>
          <table:table-cell office:value-type="string" table:style-name="ce8">
            <text:p>PostgreSQL Disk 증설 요청</text:p>
          </table:table-cell>
          <table:table-cell office:value-type="string" table:style-name="ce8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8"/>
          <table:table-cell office:value-type="string" table:style-name="ce8">
            <text:p>Disable 되어 있는 A10 LB 삭제(이관으로 인한 삭제)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1929</text:p>
          </table:table-cell>
          <table:table-cell office:value-type="string" table:style-name="ce8">
            <text:p>티베로 백업 설정을 위한 아키이브 모드 변경</text:p>
          </table:table-cell>
          <table:table-cell office:value-type="string" table:style-name="ce8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RUCLOUD-639</text:p>
          </table:table-cell>
          <table:table-cell office:value-type="string" table:style-name="ce8">
            <text:p>CPU/Memory 자원 활용 최적화를 위한 VM 스케일 다운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8"/>
          <table:table-cell office:value-type="string" table:style-name="ce8">
            <text:p>DB HB네트워크 필요로 인한 구성<text:s/></text:p>
          </table:table-cell>
          <table:table-cell office:value-type="string" table:style-name="ce8">
            <text:p>네트워크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647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1960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137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768</text:p>
          </table:table-cell>
          <table:table-cell office:value-type="string" table:style-name="ce8">
            <text:p>GIS LB 헤더 분기 적용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749</text:p>
          </table:table-cell>
          <table:table-cell office:value-type="string" table:style-name="ce8">
            <text:p>내수 의왕CCS 클라우드 자원 축소 작업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815</text:p>
          </table:table-cell>
          <table:table-cell office:value-type="string" table:style-name="ce8">
            <text:p>DB 드랍 요청</text:p>
          </table:table-cell>
          <table:table-cell office:value-type="string" table:style-name="ce8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766</text:p>
          </table:table-cell>
          <table:table-cell office:value-type="string" table:style-name="ce8">
            <text:p>Storage &lt;-&gt; WAF 간 포트 다운 복구 요청</text:p>
          </table:table-cell>
          <table:table-cell office:value-type="string" table:style-name="ce8">
            <text:p>네트워크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8">
            <text:p>2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8"/>
          <table:table-cell office:value-type="string" table:style-name="ce8">
            <text:p>2센터 호스트 메모리 에러 발생으로 PPR 가이드로 호스트 리부팅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RUCLOUD-654</text:p>
          </table:table-cell>
          <table:table-cell office:value-type="string" table:style-name="ce8">
            <text:p>VM 볼륨 추가 증설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788</text:p>
          </table:table-cell>
          <table:table-cell office:value-type="string" table:style-name="ce8">
            <text:p>신A10 인터페이스 다운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778</text:p>
          </table:table-cell>
          <table:table-cell office:value-type="string" table:style-name="ce8">
            <text:p>LB 기존 분기처리 변경 작업 요청 (ICPS 서비스 웹방화벽 신규 등록)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20</text:p>
          </table:table-cell>
          <table:table-cell office:value-type="string" table:style-name="ce8">
            <text:p>LB 기존 분기처리 변경 작업 요청 (OTA 서비스 웹방화벽 신규 등록)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206</text:p>
          </table:table-cell>
          <table:table-cell office:value-type="string" table:style-name="ce8">
            <text:p>LB 멤버 추가 작업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223</text:p>
          </table:table-cell>
          <table:table-cell office:value-type="string" table:style-name="ce8">
            <text:p>tomtom서버 스케일 업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38</text:p>
          </table:table-cell>
          <table:table-cell office:value-type="string" table:style-name="ce8">
            <text:p>Redis DB VM 메모리 증설 요청</text:p>
          </table:table-cell>
          <table:table-cell office:value-type="string" table:style-name="ce8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57</text:p>
          </table:table-cell>
          <table:table-cell office:value-type="string" table:style-name="ce8">
            <text:p>Mongo DB 메모리/디스크 증설 요청</text:p>
          </table:table-cell>
          <table:table-cell office:value-type="string" table:style-name="ce8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77</text:p>
          </table:table-cell>
          <table:table-cell office:value-type="string" table:style-name="ce8">
            <text:p>GIS LB 헤더 분산처리 해제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220</text:p>
          </table:table-cell>
          <table:table-cell office:value-type="string" table:style-name="ce8">
            <text:p>[ccSP-PUSH] 서버 메모리 증설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284</text:p>
          </table:table-cell>
          <table:table-cell office:value-type="string" table:style-name="ce8">
            <text:p>CPU 자원 활용 최적화를 위한 자원 회수<text:s/>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91</text:p>
          </table:table-cell>
          <table:table-cell office:value-type="string" table:style-name="ce8">
            <text:p>LB Timeout 설정 변경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877</text:p>
          </table:table-cell>
          <table:table-cell office:value-type="string" table:style-name="ce8">
            <text:p>호주 PostgreSQL DB 이중화 구성</text:p>
          </table:table-cell>
          <table:table-cell office:value-type="string" table:style-name="ce8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297</text:p>
          </table:table-cell>
          <table:table-cell office:value-type="string" table:style-name="ce8">
            <text:p>Failover 되었던 DB의 Master 원복 작업 요청</text:p>
          </table:table-cell>
          <table:table-cell office:value-type="string" table:style-name="ce8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910</text:p>
          </table:table-cell>
          <table:table-cell office:value-type="string" table:style-name="ce8">
            <text:p>[API G/W] LB URL 분기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84</text:p>
          </table:table-cell>
          <table:table-cell office:value-type="string" table:style-name="ce8">
            <text:p>LB 인증서 갱신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938</text:p>
          </table:table-cell>
          <table:table-cell office:value-type="string" table:style-name="ce8">
            <text:p>F5 취약점 대응에 의한 펌웨어 업데이트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935</text:p>
          </table:table-cell>
          <table:table-cell office:value-type="string" table:style-name="ce8">
            <text:p>FMS LB 신규 생성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309</text:p>
          </table:table-cell>
          <table:table-cell office:value-type="string" table:style-name="ce8">
            <text:p>GOMS LB 멤버 추가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923</text:p>
          </table:table-cell>
          <table:table-cell office:value-type="string" table:style-name="ce8">
            <text:p>LB Method 변경 및 Rancher api pod 재기동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8"/>
          <table:table-cell office:value-type="string" table:style-name="ce8">
            <text:p>TAS 플랫폼 Shutoff<text:s/></text:p>
          </table:table-cell>
          <table:table-cell office:value-type="string" table:style-name="ce8">
            <text:p>TAS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952</text:p>
          </table:table-cell>
          <table:table-cell office:value-type="string" table:style-name="ce8">
            <text:p>[국내 MCP] CARPAY 웹서버 LB 신규 생성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322</text:p>
          </table:table-cell>
          <table:table-cell office:value-type="string" table:style-name="ce8">
            <text:p>CCS 유휴 자원 반납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88</text:p>
          </table:table-cell>
          <table:table-cell office:value-type="string" table:style-name="ce8">
            <text:p>VM CPU 증설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934</text:p>
          </table:table-cell>
          <table:table-cell office:value-type="string" table:style-name="ce8">
            <text:p>컨트롤러 노드 Reboot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980</text:p>
          </table:table-cell>
          <table:table-cell office:value-type="string" table:style-name="ce8">
            <text:p>[ccvR] 장비 메인보드 교체 작업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Global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table:style-name="ce8"/>
          <table:table-cell office:value-type="string" table:style-name="ce8">
            <text:p>Rancher User Cluster 프로메테우스 재설치 및 모니터링,알람 연동</text:p>
          </table:table-cell>
          <table:table-cell office:value-type="string" table:style-name="ce8">
            <text:p>모니터링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2045</text:p>
          </table:table-cell>
          <table:table-cell office:value-type="string" table:style-name="ce8">
            <text:p>VM 리소스 증설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179</text:p>
          </table:table-cell>
          <table:table-cell office:value-type="string" table:style-name="ce8">
            <text:p>Volume 회수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379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-959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878</text:p>
          </table:table-cell>
          <table:table-cell office:value-type="string" table:style-name="ce8">
            <text:p>F5 취약점 대응에 의한 펌웨어 업데이트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2078</text:p>
          </table:table-cell>
          <table:table-cell office:value-type="string" table:style-name="ce8">
            <text:p>DB VM 볼륨 이전 ( SSD -&gt; SAS)</text:p>
          </table:table-cell>
          <table:table-cell office:value-type="string" table:style-name="ce8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5038</text:p>
          </table:table-cell>
          <table:table-cell office:value-type="string" table:style-name="ce8">
            <text:p>Daily Vacuum freeze 수행 횟수 조정 및 파라미터 값 조정 요청</text:p>
          </table:table-cell>
          <table:table-cell office:value-type="string" table:style-name="ce8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952</text:p>
          </table:table-cell>
          <table:table-cell office:value-type="string" table:style-name="ce8">
            <text:p>VM Disk 증설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number-rows-repeated="2"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987</text:p>
          </table:table-cell>
          <table:table-cell office:value-type="string" table:style-name="ce8">
            <text:p>SSL 인증서 프로토콜 보안 적용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451</text:p>
          </table:table-cell>
          <table:table-cell office:value-type="string" table:style-name="ce8">
            <text:p>Pre-filter 적용 GIS(GTC-C) 요청</text:p>
          </table:table-cell>
          <table:table-cell office:value-type="string" table:style-name="ce8">
            <text:p>방화벽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326</text:p>
          </table:table-cell>
          <table:table-cell office:value-type="string" table:style-name="ce8">
            <text:p>LB 신규 인증서 추가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1012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NACLOUD-1477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2113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523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5112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2063</text:p>
          </table:table-cell>
          <table:table-cell office:value-type="string" table:style-name="ce8">
            <text:p>[API G/W] LB SSL 인증서 갱신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-990</text:p>
          </table:table-cell>
          <table:table-cell office:value-type="string" table:style-name="ce8">
            <text:p>VM 회수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NACLOUD-1448</text:p>
          </table:table-cell>
          <table:table-cell office:value-type="string" table:style-name="ce8">
            <text:p>기존 LB에 멤버 추가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5123</text:p>
          </table:table-cell>
          <table:table-cell office:value-type="string" table:style-name="ce8">
            <text:p>[API G/W] LB URL 분기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KRCLOUD-5099</text:p>
          </table:table-cell>
          <table:table-cell office:value-type="string" table:style-name="ce8">
            <text:p>[국내 MCP] Redis Master 절체 요청</text:p>
          </table:table-cell>
          <table:table-cell office:value-type="string" table:style-name="ce8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EUCLOUD-2482</text:p>
          </table:table-cell>
          <table:table-cell office:value-type="string" table:style-name="ce8">
            <text:p>DB 서버 CPU core / RAM 증설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2103</text:p>
          </table:table-cell>
          <table:table-cell office:value-type="string" table:style-name="ce8">
            <text:p>LB 인증서 갱신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5110</text:p>
          </table:table-cell>
          <table:table-cell office:value-type="string" table:style-name="ce8">
            <text:p>VR SBS LB 인증서 적용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number-rows-repeated="1048450" table:style-name="ro1">
          <table:table-cell table:number-columns-repeated="16384"/>
        </table:table-row>
      </table:table>
      <table:table table:name="취합_기준" table:style-name="ta1">
        <table:table-column table:style-name="co1" table:number-columns-repeated="16384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6">
            <text:p>2022년 1월 ~ 6월 raw 데이터 취합 기준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주간업무 변경관리에 작성되어있는 내용 취합(1월~6월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년도 / 월 / 리전 / AZ / Tenant / 성패 / Ticket / Summary / Description 별로 취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Summary는 해당 내용을 간단하게 요약하여 작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Description은 카테고리 별 (LB, Compute, Rancher, 방화벽, Network, 빅데이터, 스토리지, TAS, DB, CGN, K8S, 모니터링) 별로 구분</text:p>
          </table:table-cell>
          <table:table-cell table:number-columns-repeated="16382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6">
            <text:p>리전 별 그래프 생성 기준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6">
            <text:p>통합 요약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리전 별 건수 현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진행상태), 행(리전)으로 파이 차트 생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월별 건수 현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진행상태), 행(월)로 막대 그래프 생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리전 별 성패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리전), 행(리전), 열(성패), 필터(테넌트)로 막대 그래프 생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6">
            <text:p>리전 별 요약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테넌트 별 건수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진행상태), 행(테넌트), 필터(리전, AZ)로 각 리전 별 파이 차트 생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월별 성패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리전), 행(월), 열(리전, 성패), 필터(테넌트)로 각 리전 별 막대 그래프 생성</text:p>
          </table:table-cell>
          <table:table-cell table:number-columns-repeated="16382"/>
        </table:table-row>
        <table:table-row table:number-rows-repeated="1048554" table:style-name="ro3">
          <table:table-cell table:number-columns-repeated="16384"/>
        </table:table-row>
      </table:table>
      <table:table table:name="가이드" table:style-name="ta2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6월집계_(2)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5">
            <text:p>Ticket</text:p>
          </table:table-cell>
          <table:table-cell office:value-type="string" table:style-name="ce5">
            <text:p>Summary</text:p>
          </table:table-cell>
          <table:table-cell office:value-type="string" table:style-name="ce6">
            <text:p>Description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25</text:p>
          </table:table-cell>
          <table:table-cell office:value-type="string" table:style-name="ce5">
            <text:p>GIS LB 인입 제어(맵 업로드)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736</text:p>
          </table:table-cell>
          <table:table-cell office:value-type="string" table:style-name="ce5">
            <text:p>[중국 디지털키 2] 신규 LB 생성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29</text:p>
          </table:table-cell>
          <table:table-cell office:value-type="string" table:style-name="ce5">
            <text:p>TAS 플랫폼 Router VM 리소스 증설 요청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37</text:p>
          </table:table-cell>
          <table:table-cell office:value-type="string" table:style-name="ce5">
            <text:p>TAS 플랫폼 isolation VM 리소스 증설 요청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25</text:p>
          </table:table-cell>
          <table:table-cell office:value-type="string" table:style-name="ce5">
            <text:p>GIS LB 긴급 지원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098</text:p>
          </table:table-cell>
          <table:table-cell office:value-type="string" table:style-name="ce5">
            <text:p>[API G/W]SSL 인증서 교체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11</text:p>
          </table:table-cell>
          <table:table-cell office:value-type="string" table:style-name="ce5">
            <text:p>[API G/W] DB 메모리 증설 요청(스케일 업)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736</text:p>
          </table:table-cell>
          <table:table-cell office:value-type="string" table:style-name="ce5">
            <text:p>[중국 디지털키 2] 신규 LB 생성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139</text:p>
          </table:table-cell>
          <table:table-cell office:value-type="string" table:style-name="ce5">
            <text:p>URI 리디렉션 제거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073</text:p>
          </table:table-cell>
          <table:table-cell office:value-type="string" table:style-name="ce5">
            <text:p>MongoDB VM 리소스 증설 요청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44</text:p>
          </table:table-cell>
          <table:table-cell office:value-type="string" table:style-name="ce5">
            <text:p>[국내 MCP] DB 서버 스펙 변경 요청(스케일 업,다운)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098</text:p>
          </table:table-cell>
          <table:table-cell office:value-type="string" table:style-name="ce5">
            <text:p>[API G/W]SSL 인증서 교체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88</text:p>
          </table:table-cell>
          <table:table-cell office:value-type="string" table:style-name="ce5">
            <text:p>NetApp GIS 볼륨 Qos 설정 변경</text:p>
          </table:table-cell>
          <table:table-cell office:value-type="string" table:style-name="ce6">
            <text:p>스토리지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775</text:p>
          </table:table-cell>
          <table:table-cell office:value-type="string" table:style-name="ce5">
            <text:p>중국 VM 4대 삭제 요청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12</text:p>
          </table:table-cell>
          <table:table-cell office:value-type="string" table:style-name="ce5">
            <text:p>[ccSP API G/W] SSL 인증서 교체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156</text:p>
          </table:table-cell>
          <table:table-cell office:value-type="string" table:style-name="ce5">
            <text:p>Tibero 라이선스 교체 요청</text:p>
          </table:table-cell>
          <table:table-cell office:value-type="string" table:style-name="ce6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11</text:p>
          </table:table-cell>
          <table:table-cell office:value-type="string" table:style-name="ce5">
            <text:p>운영계 LB Port 추가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11</text:p>
          </table:table-cell>
          <table:table-cell office:value-type="string" table:style-name="ce5">
            <text:p>검증계 LB Port 추가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700</text:p>
          </table:table-cell>
          <table:table-cell office:value-type="string" table:style-name="ce5">
            <text:p>CCSP 취약점으로 인한 인증서(TLS 1.0/1.1 -&gt; TLS1.2) 변경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37</text:p>
          </table:table-cell>
          <table:table-cell office:value-type="string" table:style-name="ce5">
            <text:p>[ccsP API G/W] LB 포트 변경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188</text:p>
          </table:table-cell>
          <table:table-cell office:value-type="string" table:style-name="ce5">
            <text:p>방화벽 OS 업그레이드</text:p>
          </table:table-cell>
          <table:table-cell office:value-type="string" table:style-name="ce6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RUCLOUD-571</text:p>
          </table:table-cell>
          <table:table-cell office:value-type="string" table:style-name="ce5">
            <text:p>VM 13대 회수 요청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07</text:p>
          </table:table-cell>
          <table:table-cell office:value-type="string" table:style-name="ce5">
            <text:p>MCP SBS VM 생성 요청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90</text:p>
          </table:table-cell>
          <table:table-cell office:value-type="string" table:style-name="ce5">
            <text:p>MCP SBS LB Member 추가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58</text:p>
          </table:table-cell>
          <table:table-cell office:value-type="string" table:style-name="ce5">
            <text:p>SBS LB SSL 인증서 적용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76</text:p>
          </table:table-cell>
          <table:table-cell office:value-type="string" table:style-name="ce5">
            <text:p>Dbsafer Manager 속도 개선 패치 작업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M-549</text:p>
          </table:table-cell>
          <table:table-cell office:value-type="string" table:style-name="ce5">
            <text:p>SBS VM 이관 관련 CGN NAT 설정 추가 작업</text:p>
          </table:table-cell>
          <table:table-cell office:value-type="string" table:style-name="ce6">
            <text:p>CGN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804</text:p>
          </table:table-cell>
          <table:table-cell office:value-type="string" table:style-name="ce5">
            <text:p>방화벽 OS 업그레이드</text:p>
          </table:table-cell>
          <table:table-cell office:value-type="string" table:style-name="ce6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RUCLOUD-603</text:p>
          </table:table-cell>
          <table:table-cell office:value-type="string" table:style-name="ce5">
            <text:p>방화벽 OS 업그레이드</text:p>
          </table:table-cell>
          <table:table-cell office:value-type="string" table:style-name="ce6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76</text:p>
          </table:table-cell>
          <table:table-cell office:value-type="string" table:style-name="ce5">
            <text:p>내부 SBS LB 생성<text:s/>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56</text:p>
          </table:table-cell>
          <table:table-cell office:value-type="string" table:style-name="ce5">
            <text:p>[vTwin] k8s 버전 업그레이드 신청</text:p>
          </table:table-cell>
          <table:table-cell office:value-type="string" table:style-name="ce6">
            <text:p>k8s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200</text:p>
          </table:table-cell>
          <table:table-cell office:value-type="string" table:style-name="ce5">
            <text:p>[vTwin] k8s 버전 업그레이드 신청</text:p>
          </table:table-cell>
          <table:table-cell office:value-type="string" table:style-name="ce6">
            <text:p>k8s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808</text:p>
          </table:table-cell>
          <table:table-cell office:value-type="string" table:style-name="ce5">
            <text:p>[vTwin] k8s 버전 업그레이드 신청</text:p>
          </table:table-cell>
          <table:table-cell office:value-type="string" table:style-name="ce6">
            <text:p>k8s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07</text:p>
          </table:table-cell>
          <table:table-cell office:value-type="string" table:style-name="ce5">
            <text:p>Base LB Aflex 추가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307</text:p>
          </table:table-cell>
          <table:table-cell office:value-type="string" table:style-name="ce5">
            <text:p>MCCS 정식 라이선스 갱신</text:p>
          </table:table-cell>
          <table:table-cell office:value-type="string" table:style-name="ce6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12</text:p>
          </table:table-cell>
          <table:table-cell office:value-type="string" table:style-name="ce5">
            <text:p>EU 전 VM ladvd 패키지 Disable(버그성 이슈)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0">
            <text:p>KRCLOUD-4294</text:p>
            <text:p>KRCLOUD-4341</text:p>
          </table:table-cell>
          <table:table-cell office:value-type="string" table:style-name="ce5">
            <text:p>DB VM max_connections 값 1000 -&gt; 2000으로 변경 요청</text:p>
          </table:table-cell>
          <table:table-cell office:value-type="string" table:style-name="ce6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87</text:p>
          </table:table-cell>
          <table:table-cell office:value-type="string" table:style-name="ce5">
            <text:p>LB Method 변경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33</text:p>
          </table:table-cell>
          <table:table-cell office:value-type="string" table:style-name="ce5">
            <text:p>LB Port 추가 및 인증서 적용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36</text:p>
          </table:table-cell>
          <table:table-cell office:value-type="string" table:style-name="ce5">
            <text:p>유럽 CCS 차량 IP Range 부족으로 신규 Network 추가</text:p>
          </table:table-cell>
          <table:table-cell office:value-type="string" table:style-name="ce6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82</text:p>
          </table:table-cell>
          <table:table-cell office:value-type="string" table:style-name="ce5">
            <text:p>[API G/W] LB SSL 인증서 적용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RUCLOUD-608</text:p>
          </table:table-cell>
          <table:table-cell office:value-type="string" table:style-name="ce5">
            <text:p>GIS LB 포트 추가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415</text:p>
          </table:table-cell>
          <table:table-cell office:value-type="string" table:style-name="ce5">
            <text:p>제네시스 / 기아 / 현대 디지털키2 신규 LB 생성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70</text:p>
          </table:table-cell>
          <table:table-cell office:value-type="string" table:style-name="ce5">
            <text:p>NMS 서버 자원 반환 요청 ( 메모리 사용률 높아 다운 불가하여 중단)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3409</text:p>
          </table:table-cell>
          <table:table-cell office:value-type="string" table:style-name="ce5">
            <text:p>LB 이관(A10 -&gt; F5) 및 A10 LB 및 멤버 VM 셧다운<text:s/>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231</text:p>
          </table:table-cell>
          <table:table-cell office:value-type="string" table:style-name="ce5">
            <text:p>Datahub VM 마이그레이션 및 스케일 다운 요청</text:p>
          </table:table-cell>
          <table:table-cell office:value-type="string" table:style-name="ce6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635</text:p>
          </table:table-cell>
          <table:table-cell office:value-type="string" table:style-name="ce5">
            <text:p>LB 포트 추가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917</text:p>
          </table:table-cell>
          <table:table-cell office:value-type="string" table:style-name="ce5">
            <text:p>MCP VM 공인 IP NAT 설정</text:p>
          </table:table-cell>
          <table:table-cell office:value-type="string" table:style-name="ce6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5"/>
          <table:table-cell office:value-type="string" table:style-name="ce5">
            <text:p>SVCHUB 1센터 &lt;-&gt; 2센터 LB 간 네트워크 구성을 위한 NAT 추가</text:p>
          </table:table-cell>
          <table:table-cell office:value-type="string" table:style-name="ce6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NACLOUD-1275</text:p>
          </table:table-cell>
          <table:table-cell office:value-type="string" table:style-name="ce5">
            <text:p>DKC SSL 인증서(TLS 1.0/1.1 -&gt; TLS1.2) 변경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거부</text:p>
          </table:table-cell>
          <table:table-cell office:value-type="string" table:style-name="ce5">
            <text:p>KRCLOUD-4518</text:p>
          </table:table-cell>
          <table:table-cell office:value-type="string" table:style-name="ce5">
            <text:p>Mongo DB VM 스케일 업 요청(CM 승인 X)</text:p>
          </table:table-cell>
          <table:table-cell office:value-type="string" table:style-name="ce6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982</text:p>
          </table:table-cell>
          <table:table-cell office:value-type="string" table:style-name="ce5">
            <text:p>BIOS 및 iDrac 버전이 낮아 업그레이드 진행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0">
            <text:p>KRCLOUD-4537</text:p>
          </table:table-cell>
          <table:table-cell office:value-type="string" table:style-name="ce5">
            <text:p>GIS DB 리소스 증설 요청</text:p>
          </table:table-cell>
          <table:table-cell office:value-type="string" table:style-name="ce6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573</text:p>
          </table:table-cell>
          <table:table-cell office:value-type="string" table:style-name="ce5">
            <text:p>FMS DB 스토리지 증설 요청</text:p>
          </table:table-cell>
          <table:table-cell office:value-type="string" table:style-name="ce6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560</text:p>
          </table:table-cell>
          <table:table-cell office:value-type="string" table:style-name="ce5">
            <text:p>OTA 신규 LB 생성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4">
            <text:p>EUCLOUD-2011</text:p>
          </table:table-cell>
          <table:table-cell office:value-type="string" table:style-name="ce14">
            <text:p>NodeSafer Module 패치</text:p>
          </table:table-cell>
          <table:table-cell office:value-type="string" table:style-name="ce15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거부</text:p>
          </table:table-cell>
          <table:table-cell office:value-type="string" table:style-name="ce8">
            <text:p>거부</text:p>
          </table:table-cell>
          <table:table-cell office:value-type="string" table:style-name="ce8">
            <text:p>KRCLOUD-4518</text:p>
          </table:table-cell>
          <table:table-cell office:value-type="string" table:style-name="ce8">
            <text:p>MongoDB VM 스케일 업 요청 ( CM 승인 X)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1751</text:p>
          </table:table-cell>
          <table:table-cell office:value-type="string" table:style-name="ce8">
            <text:p>EU 방화벽 OS 업그레이드<text:s/></text:p>
          </table:table-cell>
          <table:table-cell office:value-type="string" table:style-name="ce8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1910</text:p>
          </table:table-cell>
          <table:table-cell office:value-type="string" table:style-name="ce8">
            <text:p>디지털키2 관리웹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605</text:p>
          </table:table-cell>
          <table:table-cell office:value-type="string" table:style-name="ce8">
            <text:p>LVM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607</text:p>
          </table:table-cell>
          <table:table-cell office:value-type="string" table:style-name="ce8">
            <text:p>PostgreSQL Disk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8"/>
          <table:table-cell office:value-type="string" table:style-name="ce8">
            <text:p>Disable 되어 있는 A10 LB 삭제(이관으로 인한 삭제)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1929</text:p>
          </table:table-cell>
          <table:table-cell office:value-type="string" table:style-name="ce8">
            <text:p>티베로 백업 설정을 위한 아키이브 모드 변경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RUCLOUD-639</text:p>
          </table:table-cell>
          <table:table-cell office:value-type="string" table:style-name="ce8">
            <text:p>CPU/Memory 자원 활용 최적화를 위한 VM 스케일 다운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8"/>
          <table:table-cell office:value-type="string" table:style-name="ce8">
            <text:p>DB HB네트워크 필요로 인한 구성<text:s/></text:p>
          </table:table-cell>
          <table:table-cell office:value-type="string" table:style-name="ce8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647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1960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137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768</text:p>
          </table:table-cell>
          <table:table-cell office:value-type="string" table:style-name="ce8">
            <text:p>GIS LB 헤더 분기 적용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749</text:p>
          </table:table-cell>
          <table:table-cell office:value-type="string" table:style-name="ce8">
            <text:p>내수 의왕CCS 클라우드 자원 축소 작업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815</text:p>
          </table:table-cell>
          <table:table-cell office:value-type="string" table:style-name="ce8">
            <text:p>DB 드랍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766</text:p>
          </table:table-cell>
          <table:table-cell office:value-type="string" table:style-name="ce8">
            <text:p>Storage &lt;-&gt; WAF 간 포트 다운 복구 요청</text:p>
          </table:table-cell>
          <table:table-cell office:value-type="string" table:style-name="ce8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8">
            <text:p>2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8"/>
          <table:table-cell office:value-type="string" table:style-name="ce8">
            <text:p>2센터 호스트 메모리 에러 발생으로 PPR 가이드로 호스트 리부팅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RUCLOUD-654</text:p>
          </table:table-cell>
          <table:table-cell office:value-type="string" table:style-name="ce8">
            <text:p>VM 볼륨 추가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788</text:p>
          </table:table-cell>
          <table:table-cell office:value-type="string" table:style-name="ce8">
            <text:p>신A10 인터페이스 다운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778</text:p>
          </table:table-cell>
          <table:table-cell office:value-type="string" table:style-name="ce8">
            <text:p>LB 기존 분기처리 변경 작업 요청 (ICPS 서비스 웹방화벽 신규 등록)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20</text:p>
          </table:table-cell>
          <table:table-cell office:value-type="string" table:style-name="ce8">
            <text:p>LB 기존 분기처리 변경 작업 요청 (OTA 서비스 웹방화벽 신규 등록)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206</text:p>
          </table:table-cell>
          <table:table-cell office:value-type="string" table:style-name="ce8">
            <text:p>LB 멤버 추가 작업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223</text:p>
          </table:table-cell>
          <table:table-cell office:value-type="string" table:style-name="ce8">
            <text:p>tomtom서버 스케일 업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38</text:p>
          </table:table-cell>
          <table:table-cell office:value-type="string" table:style-name="ce8">
            <text:p>Redis DB VM 메모리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57</text:p>
          </table:table-cell>
          <table:table-cell office:value-type="string" table:style-name="ce8">
            <text:p>Mongo DB 메모리/디스크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77</text:p>
          </table:table-cell>
          <table:table-cell office:value-type="string" table:style-name="ce8">
            <text:p>GIS LB 헤더 분산처리 해제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220</text:p>
          </table:table-cell>
          <table:table-cell office:value-type="string" table:style-name="ce8">
            <text:p>[ccSP-PUSH] 서버 메모리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284</text:p>
          </table:table-cell>
          <table:table-cell office:value-type="string" table:style-name="ce8">
            <text:p>CPU 자원 활용 최적화를 위한 자원 회수<text:s/>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91</text:p>
          </table:table-cell>
          <table:table-cell office:value-type="string" table:style-name="ce8">
            <text:p>LB Timeout 설정 변경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877</text:p>
          </table:table-cell>
          <table:table-cell office:value-type="string" table:style-name="ce8">
            <text:p>호주 PostgreSQL DB 이중화 구성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297</text:p>
          </table:table-cell>
          <table:table-cell office:value-type="string" table:style-name="ce8">
            <text:p>Failover 되었던 DB의 Master 원복 작업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910</text:p>
          </table:table-cell>
          <table:table-cell office:value-type="string" table:style-name="ce8">
            <text:p>[API G/W] LB URL 분기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84</text:p>
          </table:table-cell>
          <table:table-cell office:value-type="string" table:style-name="ce8">
            <text:p>LB 인증서 갱신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938</text:p>
          </table:table-cell>
          <table:table-cell office:value-type="string" table:style-name="ce8">
            <text:p>F5 취약점 대응에 의한 펌웨어 업데이트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935</text:p>
          </table:table-cell>
          <table:table-cell office:value-type="string" table:style-name="ce8">
            <text:p>FMS LB 신규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309</text:p>
          </table:table-cell>
          <table:table-cell office:value-type="string" table:style-name="ce8">
            <text:p>GOMS LB 멤버 추가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923</text:p>
          </table:table-cell>
          <table:table-cell office:value-type="string" table:style-name="ce8">
            <text:p>LB Method 변경 및 Rancher api pod 재기동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8"/>
          <table:table-cell office:value-type="string" table:style-name="ce8">
            <text:p>TAS 플랫폼 Shutoff<text:s/></text:p>
          </table:table-cell>
          <table:table-cell office:value-type="string" table:style-name="ce8">
            <text:p>TAS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952</text:p>
          </table:table-cell>
          <table:table-cell office:value-type="string" table:style-name="ce8">
            <text:p>[국내 MCP] CARPAY 웹서버 LB 신규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322</text:p>
          </table:table-cell>
          <table:table-cell office:value-type="string" table:style-name="ce8">
            <text:p>CCS 유휴 자원 반납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88</text:p>
          </table:table-cell>
          <table:table-cell office:value-type="string" table:style-name="ce8">
            <text:p>VM CPU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934</text:p>
          </table:table-cell>
          <table:table-cell office:value-type="string" table:style-name="ce8">
            <text:p>컨트롤러 노드 Reboot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980</text:p>
          </table:table-cell>
          <table:table-cell office:value-type="string" table:style-name="ce8">
            <text:p>[ccvR] 장비 메인보드 교체 작업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Global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table:style-name="ce8"/>
          <table:table-cell office:value-type="string" table:style-name="ce8">
            <text:p>Rancher User Cluster 프로메테우스 재설치 및 모니터링,알람 연동</text:p>
          </table:table-cell>
          <table:table-cell office:value-type="string" table:style-name="ce8">
            <text:p>모니터링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2045</text:p>
          </table:table-cell>
          <table:table-cell office:value-type="string" table:style-name="ce8">
            <text:p>VM 리소스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179</text:p>
          </table:table-cell>
          <table:table-cell office:value-type="string" table:style-name="ce8">
            <text:p>Volume 회수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379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-959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878</text:p>
          </table:table-cell>
          <table:table-cell office:value-type="string" table:style-name="ce8">
            <text:p>F5 취약점 대응에 의한 펌웨어 업데이트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2078</text:p>
          </table:table-cell>
          <table:table-cell office:value-type="string" table:style-name="ce8">
            <text:p>DB VM 볼륨 이전 ( SSD -&gt; SAS)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5038</text:p>
          </table:table-cell>
          <table:table-cell office:value-type="string" table:style-name="ce8">
            <text:p>Daily Vacuum freeze 수행 횟수 조정 및 파라미터 값 조정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952</text:p>
          </table:table-cell>
          <table:table-cell office:value-type="string" table:style-name="ce8">
            <text:p>VM Disk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number-rows-repeated="2"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987</text:p>
          </table:table-cell>
          <table:table-cell office:value-type="string" table:style-name="ce8">
            <text:p>SSL 인증서 프로토콜 보안 적용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451</text:p>
          </table:table-cell>
          <table:table-cell office:value-type="string" table:style-name="ce8">
            <text:p>Pre-filter 적용 GIS(GTC-C) 요청</text:p>
          </table:table-cell>
          <table:table-cell office:value-type="string" table:style-name="ce8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326</text:p>
          </table:table-cell>
          <table:table-cell office:value-type="string" table:style-name="ce8">
            <text:p>LB 신규 인증서 추가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1012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NACLOUD-1477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2113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523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5112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2063</text:p>
          </table:table-cell>
          <table:table-cell office:value-type="string" table:style-name="ce8">
            <text:p>[API G/W] LB SSL 인증서 갱신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-990</text:p>
          </table:table-cell>
          <table:table-cell office:value-type="string" table:style-name="ce8">
            <text:p>VM 회수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NACLOUD-1448</text:p>
          </table:table-cell>
          <table:table-cell office:value-type="string" table:style-name="ce8">
            <text:p>기존 LB에 멤버 추가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5123</text:p>
          </table:table-cell>
          <table:table-cell office:value-type="string" table:style-name="ce8">
            <text:p>[API G/W] LB URL 분기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KRCLOUD-5099</text:p>
          </table:table-cell>
          <table:table-cell office:value-type="string" table:style-name="ce8">
            <text:p>[국내 MCP] Redis Master 절체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EUCLOUD-2482</text:p>
          </table:table-cell>
          <table:table-cell office:value-type="string" table:style-name="ce8">
            <text:p>DB 서버 CPU core / RAM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2103</text:p>
          </table:table-cell>
          <table:table-cell office:value-type="string" table:style-name="ce8">
            <text:p>LB 인증서 갱신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5110</text:p>
          </table:table-cell>
          <table:table-cell office:value-type="string" table:style-name="ce8">
            <text:p>VR SBS LB 인증서 적용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7"/>
          <table:table-cell office:value-type="string" table:style-name="ce1">
            <text:p>필수로 적용해야할 항목 노란색 칸 이외의 항목들은 그대로 붙여주시면됩니다.</text:p>
          </table:table-cell>
          <table:table-cell table:number-columns-repeated="8" table:style-name="ce1"/>
          <table:table-cell office:value-type="string" table:style-name="ce1">
            <text:p>범례:</text:p>
          </table:table-cell>
          <table:table-cell table:number-columns-repeated="2" table:style-name="ce1"/>
          <table:table-cell office:value-type="string" table:style-name="ce1">
            <text:p>월</text:p>
          </table:table-cell>
          <table:table-cell office:value-type="string" table:style-name="ce1">
            <text:p>1~6,완료일 기준</text:p>
          </table:table-cell>
          <table:table-cell table:number-columns-repeated="16368"/>
        </table:table-row>
        <table:table-row table:style-name="ro1">
          <table:table-cell/>
          <table:table-cell table:number-columns-repeated="13" table:style-name="ce1"/>
          <table:table-cell office:value-type="string" table:style-name="ce1">
            <text:p>진행상태</text:p>
          </table:table-cell>
          <table:table-cell office:value-type="string" table:style-name="ce1">
            <text:p>계획,진행,완료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해당 양식으로 반드시 작성하여 주세요</text:p>
          </table:table-cell>
          <table:table-cell table:number-columns-repeated="12" table:style-name="ce1"/>
          <table:table-cell office:value-type="string" table:style-name="ce1">
            <text:p>성패</text:p>
          </table:table-cell>
          <table:table-cell office:value-type="string" table:style-name="ce1">
            <text:p>성공,실패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테넌트가 DEV/STG 순으로 중복이 될 경우 반드시 같은내용을 DEV하나 STG하나로 나누어서 작성해주세요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리전의 경우 모든리전의 경우에만 Global이며 이외의 경우에는 반드시 나누어주세요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내수처럼 1월센터,2월센터가 있다면 구분하여 AZ 항목에 적어주세요</text:p>
          </table:table-cell>
          <table:table-cell table:number-columns-repeated="16382" table:style-name="ce1"/>
        </table:table-row>
        <table:table-row table:number-rows-repeated="1048442" table:style-name="ro1">
          <table:table-cell table:number-columns-repeated="16384"/>
        </table:table-row>
      </table:table>
      <table:table table:name="요약_통합" table:style-name="ta2">
        <table:table-column table:style-name="co7" table:default-cell-style-name="ce1"/>
        <table:table-column table:style-name="co8" table:default-cell-style-name="ce1"/>
        <table:table-column table:style-name="co9" table:number-columns-repeated="5" table:default-cell-style-name="ce1"/>
        <table:table-column table:style-name="co7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4" table:default-cell-style-name="ce1"/>
        <table:table-column table:style-name="co10" table:default-cell-style-name="ce1"/>
        <table:table-column table:style-name="co7" table:default-cell-style-name="ce1"/>
        <table:table-column table:style-name="co1" table:number-columns-repeated="16346" table:default-cell-style-name="ce1"/>
        <table:table-row table:style-name="ro1">
          <table:table-cell office:value-type="string" table:style-name="ce18">
            <text:p>테넌트</text:p>
          </table:table-cell>
          <table:table-cell office:value-type="string" table:style-name="ce18">
            <text:p>PRD</text:p>
          </table:table-cell>
          <table:table-cell table:number-columns-repeated="16382"/>
        </table:table-row>
        <table:table-row table:style-name="ro1">
          <table:table-cell table:number-columns-repeated="4" table:style-name="ce1"/>
          <table:table-cell table:style-name="ce1">
            <draw:frame draw:z-index="1" draw:id="id0" draw:style-name="a0" draw:name="차트 4" svg:x="0.27604in" svg:y="0.06771in" svg:width="6.35938in" svg:height="4.505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9">
            <text:p>리전</text:p>
          </table:table-cell>
          <table:table-cell office:value-type="string" table:style-name="ce20">
            <text:p>개수 : 진행상태</text:p>
          </table:table-cell>
          <table:table-cell/>
          <table:table-cell table:style-name="ce1">
            <draw:frame draw:z-index="3" draw:id="id2" draw:style-name="a2" draw:name="차트 3" svg:x="0.05729in" svg:y="0.1822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9">
            <text:p>KR</text:p>
          </table:table-cell>
          <table:table-cell office:value-type="float" office:value="49" table:style-name="ce20">
            <text:p>49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EU</text:p>
          </table:table-cell>
          <table:table-cell office:value-type="float" office:value="29" table:style-name="ce22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SG</text:p>
          </table:table-cell>
          <table:table-cell office:value-type="float" office:value="18" table:style-name="ce22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N</text:p>
          </table:table-cell>
          <table:table-cell office:value-type="float" office:value="14" table:style-name="ce22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NA</text:p>
          </table:table-cell>
          <table:table-cell office:value-type="float" office:value="9" table:style-name="ce22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RU</text:p>
          </table:table-cell>
          <table:table-cell office:value-type="float" office:value="5" table:style-name="ce22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Global</text:p>
          </table:table-cell>
          <table:table-cell office:value-type="float" office:value="1" table:style-name="ce22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총합계</text:p>
          </table:table-cell>
          <table:table-cell office:value-type="float" office:value="125" table:style-name="ce18">
            <text:p>125</text:p>
          </table:table-cell>
          <table:table-cell table:number-columns-repeated="16382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8">
            <text:p>(모두)</text:p>
          </table:table-cell>
          <table:table-cell table:number-columns-repeated="16382"/>
        </table:table-row>
        <table:table-row table:style-name="ro1">
          <table:table-cell table:number-columns-repeated="4" table:style-name="ce1"/>
          <table:table-cell table:style-name="ce1">
            <draw:frame draw:z-index="2" draw:id="id1" draw:style-name="a1" draw:name="차트 5" svg:x="0.29167in" svg:y="0.16146in" svg:width="6.35417in" svg:height="3.8177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9">
            <text:p>월</text:p>
          </table:table-cell>
          <table:table-cell office:value-type="string" table:style-name="ce20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1월</text:p>
          </table:table-cell>
          <table:table-cell office:value-type="float" office:value="13" table:style-name="ce20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2월</text:p>
          </table:table-cell>
          <table:table-cell office:value-type="float" office:value="28" table:style-name="ce22">
            <text:p>28</text:p>
          </table:table-cell>
          <table:table-cell/>
          <table:table-cell table:style-name="ce1">
            <draw:frame draw:z-index="4" draw:id="id3" draw:style-name="a3" draw:name="차트 4" svg:x="0.19792in" svg:y="0.16146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office:value-type="string" table:style-name="ce21">
            <text:p>3월</text:p>
          </table:table-cell>
          <table:table-cell office:value-type="float" office:value="15" table:style-name="ce22">
            <text:p>15</text:p>
          </table:table-cell>
          <table:table-cell table:number-columns-repeated="16382"/>
        </table:table-row>
        <table:table-row table:style-name="ro3">
          <table:table-cell office:value-type="string" table:style-name="ce21">
            <text:p>4월</text:p>
          </table:table-cell>
          <table:table-cell office:value-type="float" office:value="17" table:style-name="ce22">
            <text:p>17</text:p>
          </table:table-cell>
          <table:table-cell table:number-columns-repeated="16382"/>
        </table:table-row>
        <table:table-row table:style-name="ro3">
          <table:table-cell office:value-type="string" table:style-name="ce21">
            <text:p>5월</text:p>
          </table:table-cell>
          <table:table-cell office:value-type="float" office:value="15" table:style-name="ce22">
            <text:p>15</text:p>
          </table:table-cell>
          <table:table-cell table:number-columns-repeated="16382"/>
        </table:table-row>
        <table:table-row table:style-name="ro3">
          <table:table-cell office:value-type="string" table:style-name="ce21">
            <text:p>6월</text:p>
          </table:table-cell>
          <table:table-cell office:value-type="float" office:value="37" table:style-name="ce22">
            <text:p>37</text:p>
          </table:table-cell>
          <table:table-cell table:number-columns-repeated="16382"/>
        </table:table-row>
        <table:table-row table:style-name="ro3">
          <table:table-cell office:value-type="string" table:style-name="ce23">
            <text:p>총합계</text:p>
          </table:table-cell>
          <table:table-cell office:value-type="float" office:value="125" table:style-name="ce18">
            <text:p>125</text:p>
          </table:table-cell>
          <table:table-cell table:number-columns-repeated="16382"/>
        </table:table-row>
        <table:table-row table:number-rows-repeated="1048545" table:style-name="ro3">
          <table:table-cell table:number-columns-repeated="16384"/>
        </table:table-row>
      </table:table>
      <table:table table:name="요약_KR" table:style-name="ta2">
        <table:table-column table:style-name="co19" table:default-cell-style-name="ce1"/>
        <table:table-column table:style-name="co15" table:number-columns-repeated="2" table:default-cell-style-name="ce1"/>
        <table:table-column table:style-name="co13" table:default-cell-style-name="ce1"/>
        <table:table-column table:style-name="co7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KR</text:p>
          </table:table-cell>
          <table:table-cell table:number-columns-repeated="2" table:style-name="ce1"/>
          <table:table-cell table:style-name="ce1">
            <draw:frame draw:z-index="1" draw:id="id4" draw:style-name="a4" draw:name="차트 4" svg:x="0.00521in" svg:y="0.05729in" svg:width="6.54688in" svg:height="4.21354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office:value-type="string" table:style-name="ce18">
            <text:p>AZ</text:p>
          </table:table-cell>
          <table:table-cell office:value-type="string" table:style-name="ce18">
            <text:p>1센터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8">
            <text:p>월</text:p>
          </table:table-cell>
          <table:table-cell office:value-type="string" table:style-name="ce18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9">
            <text:p>테넌트</text:p>
          </table:table-cell>
          <table:table-cell office:value-type="string" table:style-name="ce20">
            <text:p>개수 : 진행상태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9">
            <text:p>PRD</text:p>
          </table:table-cell>
          <table:table-cell office:value-type="float" office:value="12" table:style-name="ce20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1">
            <text:p>DEV</text:p>
          </table:table-cell>
          <table:table-cell office:value-type="float" office:value="1" table:style-name="ce22">
            <text:p>1</text:p>
          </table:table-cell>
          <table:table-cell table:number-columns-repeated="3" table:style-name="ce24"/>
          <table:table-cell table:style-name="ce25"/>
          <table:table-cell table:number-columns-repeated="16378"/>
        </table:table-row>
        <table:table-row table:style-name="ro1">
          <table:table-cell office:value-type="string" table:style-name="ce21">
            <text:p>STG</text:p>
          </table:table-cell>
          <table:table-cell office:value-type="float" office:value="1" table:style-name="ce22">
            <text:p>1</text:p>
          </table:table-cell>
          <table:table-cell table:number-columns-repeated="3" table:style-name="ce26"/>
          <table:table-cell table:style-name="ce20"/>
          <table:table-cell table:number-columns-repeated="16378"/>
        </table:table-row>
        <table:table-row table:style-name="ro1">
          <table:table-cell office:value-type="string" table:style-name="ce23">
            <text:p>총합계</text:p>
          </table:table-cell>
          <table:table-cell office:value-type="float" office:value="14" table:style-name="ce18">
            <text:p>14</text:p>
          </table:table-cell>
          <table:table-cell table:number-columns-repeated="3" table:style-name="ce26"/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1"/>
          <table:table-cell table:number-columns-repeated="3" table:style-name="ce27"/>
          <table:table-cell table:style-name="ce22"/>
          <table:table-cell table:number-columns-repeated="16378"/>
        </table:table-row>
        <table:table-row table:style-name="ro1">
          <table:table-cell table:style-name="ce28"/>
          <table:table-cell table:style-name="ce23"/>
          <table:table-cell table:number-columns-repeated="3" table:style-name="ce29"/>
          <table:table-cell table:style-name="ce18"/>
          <table:table-cell table:number-columns-repeated="16378"/>
        </table:table-row>
        <table:table-row table:number-rows-repeated="9" table:style-name="ro3">
          <table:table-cell table:number-columns-repeated="16384"/>
        </table:table-row>
        <table:table-row table:style-name="ro3">
          <table:table-cell table:number-columns-repeated="4" table:style-name="ce1"/>
          <table:table-cell table:style-name="ce1">
            <draw:frame draw:z-index="2" draw:id="id5" draw:style-name="a5" draw:name="차트 5" svg:x="0.04167in" svg:y="0.00521in" svg:width="6.55208in" svg:height="4.13021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6" table:style-name="ro3">
          <table:table-cell table:number-columns-repeated="16384"/>
        </table:table-row>
        <table:table-row table:style-name="ro3">
          <table:table-cell office:value-type="string" table:style-name="ce18">
            <text:p>리전</text:p>
          </table:table-cell>
          <table:table-cell office:value-type="string" table:style-name="ce18">
            <text:p>KR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AZ</text:p>
          </table:table-cell>
          <table:table-cell office:value-type="string" table:style-name="ce18">
            <text:p>2센터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월</text:p>
          </table:table-cell>
          <table:table-cell office:value-type="string" table:style-name="ce18">
            <text:p>6월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9">
            <text:p>테넌트</text:p>
          </table:table-cell>
          <table:table-cell office:value-type="string" table:style-name="ce20">
            <text:p>개수 : 진행상태</text:p>
          </table:table-cell>
          <table:table-cell table:number-columns-repeated="16382"/>
        </table:table-row>
        <table:table-row table:style-name="ro3">
          <table:table-cell office:value-type="string" table:style-name="ce19">
            <text:p>STG</text:p>
          </table:table-cell>
          <table:table-cell office:value-type="float" office:value="1" table:style-name="ce20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23">
            <text:p>총합계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number-rows-repeated="9" table:style-name="ro3">
          <table:table-cell table:number-columns-repeated="16384"/>
        </table:table-row>
        <table:table-row table:style-name="ro3">
          <table:table-cell table:number-columns-repeated="6" table:style-name="ce1"/>
          <table:table-cell table:style-name="ce1">
            <draw:frame draw:z-index="3" draw:id="id6" draw:style-name="a6" draw:name="차트 6" svg:x="0.41667in" svg:y="0.00521in" svg:width="7.375in" svg:height="5.00521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5" table:style-name="ro3">
          <table:table-cell table:number-columns-repeated="16384"/>
        </table:table-row>
        <table:table-row table:style-name="ro3">
          <table:table-cell office:value-type="string" table:style-name="ce18">
            <text:p>테넌트</text:p>
          </table:table-cell>
          <table:table-cell office:value-type="string" table:style-name="ce18">
            <text:p>(모두)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9">
            <text:p>개수 : 리전</text:p>
          </table:table-cell>
          <table:table-cell office:value-type="string" table:style-name="ce19">
            <text:p>리전</text:p>
          </table:table-cell>
          <table:table-cell office:value-type="string" table:style-name="ce24">
            <text:p>성패</text:p>
          </table:table-cell>
          <table:table-cell table:style-name="ce24"/>
          <table:table-cell table:style-name="ce25"/>
          <table:table-cell table:number-columns-repeated="16379"/>
        </table:table-row>
        <table:table-row table:style-name="ro3">
          <table:table-cell table:style-name="ce21"/>
          <table:table-cell office:value-type="string" table:style-name="ce19">
            <text:p>KR</text:p>
          </table:table-cell>
          <table:table-cell table:style-name="ce24"/>
          <table:table-cell office:value-type="string" table:style-name="ce19">
            <text:p>KR 요약</text:p>
          </table:table-cell>
          <table:table-cell office:value-type="string" table:style-name="ce20">
            <text:p>총합계</text:p>
          </table:table-cell>
          <table:table-cell table:number-columns-repeated="16379"/>
        </table:table-row>
        <table:table-row table:style-name="ro3">
          <table:table-cell office:value-type="string" table:style-name="ce19">
            <text:p>월</text:p>
          </table:table-cell>
          <table:table-cell office:value-type="string" table:style-name="ce19">
            <text:p>성공</text:p>
          </table:table-cell>
          <table:table-cell office:value-type="string" table:style-name="ce26">
            <text:p>진행중</text:p>
          </table:table-cell>
          <table:table-cell table:style-name="ce21"/>
          <table:table-cell table:style-name="ce22"/>
          <table:table-cell table:number-columns-repeated="16379"/>
        </table:table-row>
        <table:table-row table:style-name="ro3">
          <table:table-cell office:value-type="string" table:style-name="ce19">
            <text:p>6월</text:p>
          </table:table-cell>
          <table:table-cell office:value-type="float" office:value="14" table:style-name="ce19">
            <text:p>14</text:p>
          </table:table-cell>
          <table:table-cell office:value-type="float" office:value="1" table:style-name="ce26">
            <text:p>1</text:p>
          </table:table-cell>
          <table:table-cell office:value-type="float" office:value="15" table:style-name="ce19">
            <text:p>15</text:p>
          </table:table-cell>
          <table:table-cell office:value-type="float" office:value="15" table:style-name="ce20">
            <text:p>15</text:p>
          </table:table-cell>
          <table:table-cell table:number-columns-repeated="16379"/>
        </table:table-row>
        <table:table-row table:style-name="ro3">
          <table:table-cell office:value-type="string" table:style-name="ce23">
            <text:p>총합계</text:p>
          </table:table-cell>
          <table:table-cell office:value-type="float" office:value="14" table:style-name="ce23">
            <text:p>14</text:p>
          </table:table-cell>
          <table:table-cell office:value-type="float" office:value="1" table:style-name="ce29">
            <text:p>1</text:p>
          </table:table-cell>
          <table:table-cell office:value-type="float" office:value="15" table:style-name="ce23">
            <text:p>15</text:p>
          </table:table-cell>
          <table:table-cell office:value-type="float" office:value="15" table:style-name="ce18">
            <text:p>15</text:p>
          </table:table-cell>
          <table:table-cell table:number-columns-repeated="16379"/>
        </table:table-row>
        <table:table-row table:number-rows-repeated="1048520" table:style-name="ro3">
          <table:table-cell table:number-columns-repeated="16384"/>
        </table:table-row>
      </table:table>
      <table:table table:name="요약_NA" table:style-name="ta2">
        <table:table-column table:style-name="co19" table:default-cell-style-name="ce1"/>
        <table:table-column table:style-name="co15" table:number-columns-repeated="2" table:default-cell-style-name="ce1"/>
        <table:table-column table:style-name="co7" table:default-cell-style-name="ce1"/>
        <table:table-column table:style-name="co25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NA</text:p>
          </table:table-cell>
          <table:table-cell table:number-columns-repeated="5"/>
          <table:table-cell table:style-name="ce1">
            <draw:frame draw:z-index="1" draw:id="id7" draw:style-name="a7" draw:name="차트 3" svg:x="0in" svg:y="0.02604in" svg:width="7.5625in" svg:height="3.60938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8">
            <text:p>AZ</text:p>
          </table:table-cell>
          <table:table-cell office:value-type="string" table:style-name="ce18">
            <text:p>1센터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월</text:p>
          </table:table-cell>
          <table:table-cell office:value-type="string" table:style-name="ce18">
            <text:p>6월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9">
            <text:p>테넌트</text:p>
          </table:table-cell>
          <table:table-cell office:value-type="string" table:style-name="ce20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PRD</text:p>
          </table:table-cell>
          <table:table-cell office:value-type="float" office:value="2" table:style-name="ce20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STG</text:p>
          </table:table-cell>
          <table:table-cell office:value-type="float" office:value="1" table:style-name="ce22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총합계</text:p>
          </table:table-cell>
          <table:table-cell office:value-type="float" office:value="3" table:style-name="ce18">
            <text:p>3</text:p>
          </table:table-cell>
          <table:table-cell table:number-columns-repeated="16382"/>
        </table:table-row>
        <table:table-row table:number-rows-repeated="8" table:style-name="ro1">
          <table:table-cell table:number-columns-repeated="16384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7" table:style-name="ce1"/>
          <table:table-cell table:style-name="ce1">
            <draw:frame draw:z-index="2" draw:id="id8" draw:style-name="a8" draw:name="차트 4" svg:x="0.0625in" svg:y="0.09896in" svg:width="7.39583in" svg:height="4.58854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7" table:style-name="ro3">
          <table:table-cell table:number-columns-repeated="16384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8">
            <text:p>(모두)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9">
            <text:p>개수 : 리전</text:p>
          </table:table-cell>
          <table:table-cell office:value-type="string" table:style-name="ce19">
            <text:p>리전</text:p>
          </table:table-cell>
          <table:table-cell office:value-type="string" table:style-name="ce24">
            <text:p>성패</text:p>
          </table:table-cell>
          <table:table-cell table:style-name="ce25"/>
          <table:table-cell table:number-columns-repeated="16380"/>
        </table:table-row>
        <table:table-row table:style-name="ro3">
          <table:table-cell table:style-name="ce21"/>
          <table:table-cell office:value-type="string" table:style-name="ce19">
            <text:p>NA</text:p>
          </table:table-cell>
          <table:table-cell office:value-type="string" table:style-name="ce19">
            <text:p>NA 요약</text:p>
          </table:table-cell>
          <table:table-cell office:value-type="string" table:style-name="ce20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19">
            <text:p>월</text:p>
          </table:table-cell>
          <table:table-cell office:value-type="string" table:style-name="ce19">
            <text:p>성공</text:p>
          </table:table-cell>
          <table:table-cell table:style-name="ce21"/>
          <table:table-cell table:style-name="ce22"/>
          <table:table-cell table:number-columns-repeated="16380"/>
        </table:table-row>
        <table:table-row table:style-name="ro3">
          <table:table-cell office:value-type="string" table:style-name="ce19">
            <text:p>6월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2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3">
            <text:p>총합계</text:p>
          </table:table-cell>
          <table:table-cell office:value-type="float" office:value="3" table:style-name="ce23">
            <text:p>3</text:p>
          </table:table-cell>
          <table:table-cell office:value-type="float" office:value="3" table:style-name="ce23">
            <text:p>3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number-rows-repeated="1048544" table:style-name="ro3">
          <table:table-cell table:number-columns-repeated="16384"/>
        </table:table-row>
      </table:table>
      <table:table table:name="요약_RU" table:style-name="ta2">
        <table:table-column table:style-name="co26" table:default-cell-style-name="ce1"/>
        <table:table-column table:style-name="co8" table:default-cell-style-name="ce1"/>
        <table:table-column table:style-name="co17" table:default-cell-style-name="ce1"/>
        <table:table-column table:style-name="co7" table:default-cell-style-name="ce1"/>
        <table:table-column table:style-name="co25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RU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Z</text:p>
          </table:table-cell>
          <table:table-cell office:value-type="string" table:style-name="ce18">
            <text:p>1센터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월</text:p>
          </table:table-cell>
          <table:table-cell office:value-type="string" table:style-name="ce18">
            <text:p>6월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9">
            <text:p>테넌트</text:p>
          </table:table-cell>
          <table:table-cell office:value-type="string" table:style-name="ce20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총합계</text:p>
          </table:table-cell>
          <table:table-cell table:style-name="ce18"/>
          <table:table-cell table:number-columns-repeated="16382"/>
        </table:table-row>
        <table:table-row table:number-rows-repeated="10" table:style-name="ro1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number-columns-repeated="5" table:style-name="ce1"/>
          <table:table-cell table:style-name="ce1">
            <draw:frame draw:z-index="1" draw:id="id9" draw:style-name="a9" draw:name="차트 3" svg:x="0.54167in" svg:y="0.16146in" svg:width="7.69792in" svg:height="3.64062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8">
            <text:p>(모두)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9">
            <text:p>개수 : 리전</text:p>
          </table:table-cell>
          <table:table-cell office:value-type="string" table:style-name="ce19">
            <text:p>리전</text:p>
          </table:table-cell>
          <table:table-cell office:value-type="string" table:style-name="ce24">
            <text:p>성패</text:p>
          </table:table-cell>
          <table:table-cell table:style-name="ce25"/>
          <table:table-cell table:number-columns-repeated="16380"/>
        </table:table-row>
        <table:table-row table:style-name="ro3">
          <table:table-cell table:style-name="ce21"/>
          <table:table-cell office:value-type="string" table:style-name="ce19">
            <text:p>RU</text:p>
          </table:table-cell>
          <table:table-cell office:value-type="string" table:style-name="ce19">
            <text:p>RU 요약</text:p>
          </table:table-cell>
          <table:table-cell office:value-type="string" table:style-name="ce20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19">
            <text:p>월</text:p>
          </table:table-cell>
          <table:table-cell office:value-type="string" table:style-name="ce19">
            <text:p>성공</text:p>
          </table:table-cell>
          <table:table-cell table:style-name="ce21"/>
          <table:table-cell table:style-name="ce22"/>
          <table:table-cell table:number-columns-repeated="16380"/>
        </table:table-row>
        <table:table-row table:style-name="ro3"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20">
            <text:p>3</text:p>
          </table:table-cell>
          <table:table-cell table:number-columns-repeated="16380"/>
        </table:table-row>
        <table:table-row table:style-name="ro3">
          <table:table-cell office:value-type="float" office:value="3" table:style-name="ce21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16380"/>
        </table:table-row>
        <table:table-row table:style-name="ro3">
          <table:table-cell office:value-type="float" office:value="4" table:style-name="ce21">
            <text:p>4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16380"/>
        </table:table-row>
        <table:table-row table:style-name="ro3">
          <table:table-cell office:value-type="float" office:value="5" table:style-name="ce21">
            <text:p>5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3">
            <text:p>총합계</text:p>
          </table:table-cell>
          <table:table-cell office:value-type="float" office:value="6" table:style-name="ce23">
            <text:p>6</text:p>
          </table:table-cell>
          <table:table-cell office:value-type="float" office:value="6" table:style-name="ce23">
            <text:p>6</text:p>
          </table:table-cell>
          <table:table-cell office:value-type="float" office:value="6" table:style-name="ce18">
            <text:p>6</text:p>
          </table:table-cell>
          <table:table-cell table:number-columns-repeated="16380"/>
        </table:table-row>
        <table:table-row table:number-rows-repeated="1048542" table:style-name="ro3">
          <table:table-cell table:number-columns-repeated="16384"/>
        </table:table-row>
      </table:table>
      <table:table table:name="요약_CN" table:style-name="ta2">
        <table:table-column table:style-name="co19" table:default-cell-style-name="ce1"/>
        <table:table-column table:style-name="co15" table:number-columns-repeated="2" table:default-cell-style-name="ce1"/>
        <table:table-column table:style-name="co7" table:default-cell-style-name="ce1"/>
        <table:table-column table:style-name="co25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CN</text:p>
          </table:table-cell>
          <table:table-cell table:number-columns-repeated="3"/>
          <table:table-cell table:style-name="ce1">
            <draw:frame draw:z-index="1" draw:id="id10" draw:style-name="a10" draw:name="차트 3" svg:x="0.33854in" svg:y="0.16146in" svg:width="7.81771in" svg:height="4.48438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8">
            <text:p>AZ</text:p>
          </table:table-cell>
          <table:table-cell office:value-type="string" table:style-name="ce18">
            <text:p>1센터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월</text:p>
          </table:table-cell>
          <table:table-cell office:value-type="string" table:style-name="ce18">
            <text:p>6월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9">
            <text:p>테넌트</text:p>
          </table:table-cell>
          <table:table-cell office:value-type="string" table:style-name="ce20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PRD</text:p>
          </table:table-cell>
          <table:table-cell office:value-type="float" office:value="5" table:style-name="ce20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STG</text:p>
          </table:table-cell>
          <table:table-cell office:value-type="float" office:value="1" table:style-name="ce22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총합계</text:p>
          </table:table-cell>
          <table:table-cell office:value-type="float" office:value="6" table:style-name="ce18">
            <text:p>6</text:p>
          </table:table-cell>
          <table:table-cell table:number-columns-repeated="16382"/>
        </table:table-row>
        <table:table-row table:number-rows-repeated="15" table:style-name="ro3">
          <table:table-cell table:number-columns-repeated="16384"/>
        </table:table-row>
        <table:table-row table:style-name="ro3">
          <table:table-cell table:number-columns-repeated="7" table:style-name="ce1"/>
          <table:table-cell table:style-name="ce1">
            <draw:frame draw:z-index="2" draw:id="id11" draw:style-name="a11" draw:name="차트 4" svg:x="0.0625in" svg:y="0.09896in" svg:width="6.89583in" svg:height="4.06771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5" table:style-name="ro3">
          <table:table-cell table:number-columns-repeated="16384"/>
        </table:table-row>
        <table:table-row table:style-name="ro3">
          <table:table-cell office:value-type="string" table:style-name="ce18">
            <text:p>테넌트</text:p>
          </table:table-cell>
          <table:table-cell office:value-type="string" table:style-name="ce18">
            <text:p>(모두)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9">
            <text:p>개수 : 리전</text:p>
          </table:table-cell>
          <table:table-cell office:value-type="string" table:style-name="ce19">
            <text:p>리전</text:p>
          </table:table-cell>
          <table:table-cell office:value-type="string" table:style-name="ce24">
            <text:p>성패</text:p>
          </table:table-cell>
          <table:table-cell table:style-name="ce25"/>
          <table:table-cell table:number-columns-repeated="16380"/>
        </table:table-row>
        <table:table-row table:style-name="ro3">
          <table:table-cell table:style-name="ce21"/>
          <table:table-cell office:value-type="string" table:style-name="ce19">
            <text:p>CN</text:p>
          </table:table-cell>
          <table:table-cell office:value-type="string" table:style-name="ce19">
            <text:p>CN 요약</text:p>
          </table:table-cell>
          <table:table-cell office:value-type="string" table:style-name="ce20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19">
            <text:p>월</text:p>
          </table:table-cell>
          <table:table-cell office:value-type="string" table:style-name="ce19">
            <text:p>성공</text:p>
          </table:table-cell>
          <table:table-cell table:style-name="ce21"/>
          <table:table-cell table:style-name="ce22"/>
          <table:table-cell table:number-columns-repeated="16380"/>
        </table:table-row>
        <table:table-row table:style-name="ro3">
          <table:table-cell office:value-type="string" table:style-name="ce19">
            <text:p>6월</text:p>
          </table:table-cell>
          <table:table-cell office:value-type="float" office:value="6" table:style-name="ce19">
            <text:p>6</text:p>
          </table:table-cell>
          <table:table-cell office:value-type="float" office:value="6" table:style-name="ce19">
            <text:p>6</text:p>
          </table:table-cell>
          <table:table-cell office:value-type="float" office:value="6" table:style-name="ce20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23">
            <text:p>총합계</text:p>
          </table:table-cell>
          <table:table-cell office:value-type="float" office:value="6" table:style-name="ce23">
            <text:p>6</text:p>
          </table:table-cell>
          <table:table-cell office:value-type="float" office:value="6" table:style-name="ce23">
            <text:p>6</text:p>
          </table:table-cell>
          <table:table-cell office:value-type="float" office:value="6" table:style-name="ce18">
            <text:p>6</text:p>
          </table:table-cell>
          <table:table-cell table:number-columns-repeated="16380"/>
        </table:table-row>
        <table:table-row table:number-rows-repeated="1048540" table:style-name="ro3">
          <table:table-cell table:number-columns-repeated="16384"/>
        </table:table-row>
      </table:table>
      <table:table table:name="요약_SG" table:style-name="ta2">
        <table:table-column table:style-name="co19" table:default-cell-style-name="ce1"/>
        <table:table-column table:style-name="co15" table:default-cell-style-name="ce1"/>
        <table:table-column table:style-name="co10" table:default-cell-style-name="ce1"/>
        <table:table-column table:style-name="co7" table:default-cell-style-name="ce1"/>
        <table:table-column table:style-name="co16" table:number-columns-repeated="2" table:default-cell-style-name="ce1"/>
        <table:table-column table:style-name="co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SG</text:p>
          </table:table-cell>
          <table:table-cell table:number-columns-repeated="3"/>
          <table:table-cell table:style-name="ce1">
            <draw:frame draw:z-index="1" draw:id="id12" draw:style-name="a12" draw:name="차트 3" svg:x="0.01042in" svg:y="0.11979in" svg:width="8.45833in" svg:height="3.52604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8">
            <text:p>AZ</text:p>
          </table:table-cell>
          <table:table-cell office:value-type="string" table:style-name="ce18">
            <text:p>1센터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월</text:p>
          </table:table-cell>
          <table:table-cell office:value-type="string" table:style-name="ce18">
            <text:p>6월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9">
            <text:p>테넌트</text:p>
          </table:table-cell>
          <table:table-cell office:value-type="string" table:style-name="ce20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PRD</text:p>
          </table:table-cell>
          <table:table-cell office:value-type="float" office:value="9" table:style-name="ce20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STG</text:p>
          </table:table-cell>
          <table:table-cell office:value-type="float" office:value="3" table:style-name="ce22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총합계</text:p>
          </table:table-cell>
          <table:table-cell office:value-type="float" office:value="12" table:style-name="ce18">
            <text:p>12</text:p>
          </table:table-cell>
          <table:table-cell table:number-columns-repeated="16382"/>
        </table:table-row>
        <table:table-row table:number-rows-repeated="8" table:style-name="ro1">
          <table:table-cell table:number-columns-repeated="16384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5" table:style-name="ce1"/>
          <table:table-cell table:style-name="ce1">
            <draw:frame draw:z-index="2" draw:id="id13" draw:style-name="a13" draw:name="차트 4" svg:x="0.03125in" svg:y="0.11979in" svg:width="8.55208in" svg:height="4.54688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8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9">
            <text:p>개수 : 리전</text:p>
          </table:table-cell>
          <table:table-cell office:value-type="string" table:style-name="ce19">
            <text:p>리전</text:p>
          </table:table-cell>
          <table:table-cell office:value-type="string" table:style-name="ce24">
            <text:p>성패</text:p>
          </table:table-cell>
          <table:table-cell table:style-name="ce25"/>
          <table:table-cell table:number-columns-repeated="16380"/>
        </table:table-row>
        <table:table-row table:style-name="ro1">
          <table:table-cell table:style-name="ce21"/>
          <table:table-cell office:value-type="string" table:style-name="ce19">
            <text:p>SG</text:p>
          </table:table-cell>
          <table:table-cell office:value-type="string" table:style-name="ce19">
            <text:p>SG 요약</text:p>
          </table:table-cell>
          <table:table-cell office:value-type="string" table:style-name="ce20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19">
            <text:p>월</text:p>
          </table:table-cell>
          <table:table-cell office:value-type="string" table:style-name="ce19">
            <text:p>성공</text:p>
          </table:table-cell>
          <table:table-cell table:style-name="ce21"/>
          <table:table-cell table:style-name="ce22"/>
          <table:table-cell table:number-columns-repeated="16380"/>
        </table:table-row>
        <table:table-row table:style-name="ro3">
          <table:table-cell office:value-type="string" table:style-name="ce19">
            <text:p>6월</text:p>
          </table:table-cell>
          <table:table-cell office:value-type="float" office:value="12" table:style-name="ce19">
            <text:p>12</text:p>
          </table:table-cell>
          <table:table-cell office:value-type="float" office:value="12" table:style-name="ce19">
            <text:p>12</text:p>
          </table:table-cell>
          <table:table-cell office:value-type="float" office:value="12" table:style-name="ce20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23">
            <text:p>총합계</text:p>
          </table:table-cell>
          <table:table-cell office:value-type="float" office:value="12" table:style-name="ce23">
            <text:p>12</text:p>
          </table:table-cell>
          <table:table-cell office:value-type="float" office:value="12" table:style-name="ce23">
            <text:p>12</text:p>
          </table:table-cell>
          <table:table-cell office:value-type="float" office:value="12" table:style-name="ce18">
            <text:p>12</text:p>
          </table:table-cell>
          <table:table-cell table:number-columns-repeated="16380"/>
        </table:table-row>
        <table:table-row table:number-rows-repeated="1048547" table:style-name="ro3">
          <table:table-cell table:number-columns-repeated="16384"/>
        </table:table-row>
      </table:table>
      <table:table table:name="요약_EU" table:style-name="ta2">
        <table:table-column table:style-name="co19" table:default-cell-style-name="ce1"/>
        <table:table-column table:style-name="co15" table:number-columns-repeated="2" table:default-cell-style-name="ce1"/>
        <table:table-column table:style-name="co10" table:default-cell-style-name="ce1"/>
        <table:table-column table:style-name="co7" table:default-cell-style-name="ce1"/>
        <table:table-column table:style-name="co16" table:default-cell-style-name="ce1"/>
        <table:table-column table:style-name="co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EU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Z</text:p>
          </table:table-cell>
          <table:table-cell office:value-type="string" table:style-name="ce18">
            <text:p>1센터</text:p>
          </table:table-cell>
          <table:table-cell table:number-columns-repeated="4"/>
          <table:table-cell table:style-name="ce1">
            <draw:frame draw:z-index="1" draw:id="id14" draw:style-name="a14" draw:name="차트 3" svg:x="0.30208in" svg:y="0.11458in" svg:width="6.70833in" svg:height="3.85417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8">
            <text:p>월</text:p>
          </table:table-cell>
          <table:table-cell office:value-type="string" table:style-name="ce18">
            <text:p>6월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9">
            <text:p>테넌트</text:p>
          </table:table-cell>
          <table:table-cell office:value-type="string" table:style-name="ce20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PRD</text:p>
          </table:table-cell>
          <table:table-cell office:value-type="float" office:value="8" table:style-name="ce20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STG</text:p>
          </table:table-cell>
          <table:table-cell office:value-type="float" office:value="1" table:style-name="ce22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총합계</text:p>
          </table:table-cell>
          <table:table-cell office:value-type="float" office:value="9" table:style-name="ce18">
            <text:p>9</text:p>
          </table:table-cell>
          <table:table-cell table:number-columns-repeated="16382"/>
        </table:table-row>
        <table:table-row table:number-rows-repeated="8" table:style-name="ro1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number-columns-repeated="6" table:style-name="ce1"/>
          <table:table-cell table:style-name="ce1">
            <draw:frame draw:z-index="2" draw:id="id15" draw:style-name="a15" draw:name="차트 4" svg:x="0.46875in" svg:y="0.09896in" svg:width="6.64583in" svg:height="4.0156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8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9">
            <text:p>개수 : 리전</text:p>
          </table:table-cell>
          <table:table-cell office:value-type="string" table:style-name="ce19">
            <text:p>리전</text:p>
          </table:table-cell>
          <table:table-cell office:value-type="string" table:style-name="ce24">
            <text:p>성패</text:p>
          </table:table-cell>
          <table:table-cell table:style-name="ce24"/>
          <table:table-cell table:style-name="ce25"/>
          <table:table-cell table:number-columns-repeated="16379"/>
        </table:table-row>
        <table:table-row table:style-name="ro1">
          <table:table-cell table:style-name="ce21"/>
          <table:table-cell office:value-type="string" table:style-name="ce19">
            <text:p>EU</text:p>
          </table:table-cell>
          <table:table-cell table:style-name="ce24"/>
          <table:table-cell office:value-type="string" table:style-name="ce19">
            <text:p>EU 요약</text:p>
          </table:table-cell>
          <table:table-cell office:value-type="string" table:style-name="ce20">
            <text:p>총합계</text:p>
          </table:table-cell>
          <table:table-cell table:number-columns-repeated="16379"/>
        </table:table-row>
        <table:table-row table:style-name="ro3">
          <table:table-cell office:value-type="string" table:style-name="ce19">
            <text:p>월</text:p>
          </table:table-cell>
          <table:table-cell office:value-type="string" table:style-name="ce19">
            <text:p>성공</text:p>
          </table:table-cell>
          <table:table-cell office:value-type="string" table:style-name="ce26">
            <text:p>진행중</text:p>
          </table:table-cell>
          <table:table-cell table:style-name="ce21"/>
          <table:table-cell table:style-name="ce22"/>
          <table:table-cell table:number-columns-repeated="16379"/>
        </table:table-row>
        <table:table-row table:style-name="ro3">
          <table:table-cell office:value-type="string" table:style-name="ce19">
            <text:p>6월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26">
            <text:p>1</text:p>
          </table:table-cell>
          <table:table-cell office:value-type="float" office:value="9" table:style-name="ce19">
            <text:p>9</text:p>
          </table:table-cell>
          <table:table-cell office:value-type="float" office:value="9" table:style-name="ce20">
            <text:p>9</text:p>
          </table:table-cell>
          <table:table-cell table:number-columns-repeated="16379"/>
        </table:table-row>
        <table:table-row table:style-name="ro3">
          <table:table-cell office:value-type="string" table:style-name="ce23">
            <text:p>총합계</text:p>
          </table:table-cell>
          <table:table-cell office:value-type="float" office:value="8" table:style-name="ce23">
            <text:p>8</text:p>
          </table:table-cell>
          <table:table-cell office:value-type="float" office:value="1" table:style-name="ce29">
            <text:p>1</text:p>
          </table:table-cell>
          <table:table-cell office:value-type="float" office:value="9" table:style-name="ce23">
            <text:p>9</text:p>
          </table:table-cell>
          <table:table-cell office:value-type="float" office:value="9" table:style-name="ce18">
            <text:p>9</text:p>
          </table:table-cell>
          <table:table-cell table:number-columns-repeated="16379"/>
        </table:table-row>
        <table:table-row table:number-rows-repeated="1048547" table:style-name="ro3">
          <table:table-cell table:number-columns-repeated="16384"/>
        </table:table-row>
      </table:table>
      <table:table table:name="Sheet2" table:style-name="ta2">
        <table:table-column table:style-name="co11" table:default-cell-style-name="ce1"/>
        <table:table-column table:style-name="co27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9">
            <text:p>행 레이블</text:p>
          </table:table-cell>
          <table:table-cell office:value-type="string" table:style-name="ce20">
            <text:p>개수 : Ticke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거부</text:p>
          </table:table-cell>
          <table:table-cell office:value-type="float" office:value="1" table:style-name="ce20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완료</text:p>
          </table:table-cell>
          <table:table-cell office:value-type="float" office:value="116" table:style-name="ce22">
            <text:p>116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진행중</text:p>
          </table:table-cell>
          <table:table-cell office:value-type="float" office:value="2" table:style-name="ce22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총합계</text:p>
          </table:table-cell>
          <table:table-cell office:value-type="float" office:value="119" table:style-name="ce18">
            <text:p>119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database-ranges>
        <table:database-range table:target-range-address="6월집계_(2).A1:6월집계_(2).J126" table:display-filter-buttons="true"/>
      </table:database-ranges>
      <table:data-pilot-tables>
        <table:data-pilot-table table:name="피벗 테이블37" table:target-range-address="요약_통합.A22:요약_통합.B31" table:show-filter-button="false" table:buttons="요약_통합.A22 요약_통합.A24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6" table:target-range-address="요약_통합.A1:요약_통합.B11" table:show-filter-button="false" table:buttons="요약_통합.A1 요약_통합.A3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9" table:target-range-address="요약_KR.A28:요약_KR.B34" table:show-filter-button="false" table:buttons="요약_KR.A28 요약_KR.A29 요약_KR.A30 요약_KR.A32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3" table:target-range-address="요약_KR.A50:요약_KR.E56" table:show-filter-button="false" table:buttons="요약_KR.A50 요약_KR.A54 요약_KR.B52 요약_KR.C52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KR.A1:요약_KR.B9" table:show-filter-button="false" table:buttons="요약_KR.A1 요약_KR.A2 요약_KR.A3 요약_KR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NA.A1:요약_NA.B8" table:show-filter-button="false" table:buttons="요약_NA.A1 요약_NA.A2 요약_NA.A3 요약_NA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NA.A26:요약_NA.D32" table:show-filter-button="false" table:buttons="요약_NA.A26 요약_NA.A30 요약_NA.B28 요약_NA.C28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RU.A1:요약_RU.B6" table:show-filter-button="false" table:buttons="요약_RU.A1 요약_RU.A2 요약_RU.A3 요약_RU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요약_RU.A25:요약_RU.D34" table:show-filter-button="false" table:buttons="요약_RU.A25 요약_RU.A29 요약_RU.B27 요약_RU.C27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CN.A1:요약_CN.B8" table:show-filter-button="false" table:buttons="요약_CN.A1 요약_CN.A2 요약_CN.A3 요약_CN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7" table:target-range-address="요약_CN.A30:요약_CN.D36" table:show-filter-button="false" table:buttons="요약_CN.A30 요약_CN.A34 요약_CN.B32 요약_CN.C32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SG.A1:요약_SG.B8" table:show-filter-button="false" table:buttons="요약_SG.A1 요약_SG.A2 요약_SG.A3 요약_SG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8" table:target-range-address="요약_SG.A23:요약_SG.D29" table:show-filter-button="false" table:buttons="요약_SG.A23 요약_SG.A27 요약_SG.B25 요약_SG.C25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EU.A1:요약_EU.B8" table:show-filter-button="false" table:buttons="요약_EU.A1 요약_EU.A2 요약_EU.A3 요약_EU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8" table:target-range-address="요약_EU.A23:요약_EU.E29" table:show-filter-button="false" table:buttons="요약_EU.A23 요약_EU.A27 요약_EU.B25 요약_EU.C25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5" table:target-range-address="Sheet2.A1:Sheet2.B5" table:show-filter-button="false" table:buttons="Sheet2.A1">
          <table:source-cell-range table:cell-range-address="6월집계.A1:6월집계.J126"/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스파크엔어소시에이츠/김의현-클라우드플랫폼팀/신우영</meta:initial-creator>
    <dc:creator>정인환</dc:creator>
    <meta:creation-date>2022-07-05T08:25:58Z</meta:creation-date>
    <dc:date>2022-07-27T05:55:4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6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255e9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324.3751181102362pt" svg:width="457.8753543307086pt" chart:style-name="Crt0"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svg:x="229.352283464567pt" svg:y="7.476377952755905pt"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</text:p>
            </table:table-cell>
            <table:table-cell office:value-type="float" office:value="49"/>
          </table:table-row>
          <table:table-row>
            <table:table-cell office:value-type="string">
              <text:p>EU</text:p>
            </table:table-cell>
            <table:table-cell office:value-type="float" office:value="29"/>
          </table:table-row>
          <table:table-row>
            <table:table-cell office:value-type="string">
              <text:p>SG</text:p>
            </table:table-cell>
            <table:table-cell office:value-type="float" office:value="18"/>
          </table:table-row>
          <table:table-row>
            <table:table-cell office:value-type="string">
              <text:p>CN</text:p>
            </table:table-cell>
            <table:table-cell office:value-type="float" office:value="14"/>
          </table:table-row>
          <table:table-row>
            <table:table-cell office:value-type="string">
              <text:p>NA</text:p>
            </table:table-cell>
            <table:table-cell office:value-type="float" office:value="9"/>
          </table:table-row>
          <table:table-row>
            <table:table-cell office:value-type="string">
              <text:p>RU</text:p>
            </table:table-cell>
            <table:table-cell office:value-type="float" office:value="5"/>
          </table:table-row>
          <table:table-row>
            <table:table-cell office:value-type="string">
              <text:p>Global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2" svg:stroke-width="0.00694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interval-maj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2.1245669291338pt" svg:width="554.2502362204724pt" chart:style-name="Crt0">
        <chart:title chart:style-name="CT00">
          <text:p text:style-name="a0" text:class-names="" text:cond-style-name="">RU<text:s text:c="1"/>월별 성패<text:s text:c="1"/>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U - 성공</text:p>
              </table:table-cell>
            </table:table-row>
          </table:table-header-rows>
          <table:table-row>
            <table:table-cell office:value-type="string">
              <text:p>2</text:p>
            </table:table-cell>
            <table:table-cell office:value-type="float" office:value="3"/>
          </table:table-row>
          <table:table-row>
            <table:table-cell office:value-type="string">
              <text:p>3</text:p>
            </table:table-cell>
            <table:table-cell office:value-type="float" office:value="1"/>
          </table:table-row>
          <table:table-row>
            <table:table-cell office:value-type="string">
              <text:p>4</text:p>
            </table:table-cell>
            <table:table-cell office:value-type="float" office:value="1"/>
          </table:table-row>
          <table:table-row>
            <table:table-cell office:value-type="string">
              <text:p>5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2" draw:style="rect" draw:dots1="1" draw:dots1-length="0.00694in" draw:distance="0.00694in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22.8753543307086pt" svg:width="562.8751181102363pt" chart:style-name="Crt0">
        <chart:title chart:style-name="CT00">
          <text:p text:style-name="a0" text:class-names="" text:cond-style-name="">CN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5"/>
          </table:table-row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92.8751181102362pt" svg:width="496.4996850393701pt" chart:style-name="Crt0">
        <chart:title chart:style-name="CT00">
          <text:p text:style-name="a0" text:class-names="" text:cond-style-name="">CN -<text:s text:c="1"/>성공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N - 성공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6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3.8748031496063pt" svg:width="608.99968503937pt" chart:style-name="Crt0">
        <chart:title chart:style-name="CT00">
          <text:p text:style-name="a0" text:class-names="" text:cond-style-name="">SG 6월 테넌트 별 건수<text:s text:c="1"/>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9"/>
          </table:table-row>
          <table:table-row>
            <table:table-cell office:value-type="string">
              <text:p>STG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7.3753543307086pt" svg:width="615.7496850393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G - 성공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12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77.5002362204725pt" svg:width="482.9996850393701pt" chart:style-name="Crt0">
        <chart:title chart:style-name="CT00">
          <text:p text:style-name="a0" text:class-names="" text:cond-style-name="">EU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8"/>
          </table:table-row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89.1253543307086pt" svg:width="478.4996850393701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EU - 성공</text:p>
              </table:table-cell>
              <table:table-cell office:value-type="string">
                <text:p>EU - 진행중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8"/>
            <table:table-cell office:value-type="float" office:value="1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4.8751181102362pt" svg:width="457.5002362204725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3"/>
          </table:table-row>
          <table:table-row>
            <table:table-cell office:value-type="string">
              <text:p>2월</text:p>
            </table:table-cell>
            <table:table-cell office:value-type="float" office:value="28"/>
          </table:table-row>
          <table:table-row>
            <table:table-cell office:value-type="string">
              <text:p>3월</text:p>
            </table:table-cell>
            <table:table-cell office:value-type="float" office:value="15"/>
          </table:table-row>
          <table:table-row>
            <table:table-cell office:value-type="string">
              <text:p>4월</text:p>
            </table:table-cell>
            <table:table-cell office:value-type="float" office:value="17"/>
          </table:table-row>
          <table:table-row>
            <table:table-cell office:value-type="string">
              <text:p>5월</text:p>
            </table:table-cell>
            <table:table-cell office:value-type="float" office:value="15"/>
          </table:table-row>
          <table:table-row>
            <table:table-cell office:value-type="string">
              <text:p>6월</text:p>
            </table:table-cell>
            <table:table-cell office:value-type="float" office:value="37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0ad47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6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255e9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svg:x="116.5504724409449pt" svg:y="27.87992125984252pt" chart:style-name="DL005"/>
            </chart:data-point>
            <chart:data-point chart:style-name="G0S0P6">
              <chart:data-label svg:x="174.5584251968504pt" svg:y="39.83897637795275pt"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</text:p>
            </table:table-cell>
            <table:table-cell office:value-type="float" office:value="49"/>
          </table:table-row>
          <table:table-row>
            <table:table-cell office:value-type="string">
              <text:p>EU</text:p>
            </table:table-cell>
            <table:table-cell office:value-type="float" office:value="29"/>
          </table:table-row>
          <table:table-row>
            <table:table-cell office:value-type="string">
              <text:p>SG</text:p>
            </table:table-cell>
            <table:table-cell office:value-type="float" office:value="18"/>
          </table:table-row>
          <table:table-row>
            <table:table-cell office:value-type="string">
              <text:p>CN</text:p>
            </table:table-cell>
            <table:table-cell office:value-type="float" office:value="14"/>
          </table:table-row>
          <table:table-row>
            <table:table-cell office:value-type="string">
              <text:p>NA</text:p>
            </table:table-cell>
            <table:table-cell office:value-type="float" office:value="9"/>
          </table:table-row>
          <table:table-row>
            <table:table-cell office:value-type="string">
              <text:p>RU</text:p>
            </table:table-cell>
            <table:table-cell office:value-type="float" office:value="5"/>
          </table:table-row>
          <table:table-row>
            <table:table-cell office:value-type="string">
              <text:p>Global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5b9bd5" svg:stroke-opacity="100%" draw:stroke-linejoin="round" svg:stroke-linecap="round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3"/>
          </table:table-row>
          <table:table-row>
            <table:table-cell office:value-type="string">
              <text:p>2월</text:p>
            </table:table-cell>
            <table:table-cell office:value-type="float" office:value="28"/>
          </table:table-row>
          <table:table-row>
            <table:table-cell office:value-type="string">
              <text:p>3월</text:p>
            </table:table-cell>
            <table:table-cell office:value-type="float" office:value="15"/>
          </table:table-row>
          <table:table-row>
            <table:table-cell office:value-type="string">
              <text:p>4월</text:p>
            </table:table-cell>
            <table:table-cell office:value-type="float" office:value="17"/>
          </table:table-row>
          <table:table-row>
            <table:table-cell office:value-type="string">
              <text:p>5월</text:p>
            </table:table-cell>
            <table:table-cell office:value-type="float" office:value="15"/>
          </table:table-row>
          <table:table-row>
            <table:table-cell office:value-type="string">
              <text:p>6월</text:p>
            </table:table-cell>
            <table:table-cell office:value-type="float" office:value="37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03.3748031496062pt" svg:width="471.3753543307086pt" chart:style-name="Crt0">
        <chart:title chart:style-name="CT00">
          <text:p text:style-name="a0" text:class-names="" text:cond-style-name="">KR1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12"/>
          </table:table-row>
          <table:table-row>
            <table:table-cell office:value-type="string">
              <text:p>DEV</text:p>
            </table:table-cell>
            <table:table-cell office:value-type="float" office:value="1"/>
          </table:table-row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97.3751181102362pt" svg:width="471.74968503937pt" chart:style-name="Crt0">
        <chart:title chart:style-name="CT00">
          <text:p text:style-name="a0" text:class-names="" text:cond-style-name="">KR2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60.3751181102362pt" svg:width="531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KR - 성공</text:p>
              </table:table-cell>
              <table:table-cell office:value-type="string">
                <text:p>KR - 진행중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14"/>
            <table:table-cell office:value-type="float" office:value="1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9.8753543307086pt" svg:width="544.4999212598424pt" chart:style-name="Crt0">
        <chart:title chart:style-name="CT00">
          <text:p text:style-name="a0" text:class-names="" text:cond-style-name="">NA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2"/>
          </table:table-row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0.3748031496062pt" svg:width="532.4996850393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NA - 성공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